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053cm"/>
    </style:style>
    <style:style style:name="co2" style:family="table-column">
      <style:table-column-properties fo:break-before="auto" style:column-width="3.101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1.326cm"/>
    </style:style>
    <style:style style:name="co6" style:family="table-column">
      <style:table-column-properties fo:break-before="auto" style:column-width="9.11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10.294cm"/>
    </style:style>
    <style:style style:name="co9" style:family="table-column">
      <style:table-column-properties fo:break-before="auto" style:column-width="12.13cm"/>
    </style:style>
    <style:style style:name="co10" style:family="table-column">
      <style:table-column-properties fo:break-before="auto" style:column-width="3.163cm"/>
    </style:style>
    <style:style style:name="co11" style:family="table-column">
      <style:table-column-properties fo:break-before="auto" style:column-width="2.746cm"/>
    </style:style>
    <style:style style:name="co12" style:family="table-column">
      <style:table-column-properties fo:break-before="auto" style:column-width="3.6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cm"/>
    </style:style>
    <style:style style:name="co15" style:family="table-column">
      <style:table-column-properties fo:break-before="auto" style:column-width="2.947cm"/>
    </style:style>
    <style:style style:name="co16" style:family="table-column">
      <style:table-column-properties fo:break-before="auto" style:column-width="2.85cm"/>
    </style:style>
    <style:style style:name="co17" style:family="table-column">
      <style:table-column-properties fo:break-before="auto" style:column-width="3.011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9.894cm"/>
    </style:style>
    <style:style style:name="co20" style:family="table-column">
      <style:table-column-properties fo:break-before="auto" style:column-width="13.615cm"/>
    </style:style>
    <style:style style:name="co21" style:family="table-column">
      <style:table-column-properties fo:break-before="auto" style:column-width="7.782cm"/>
    </style:style>
    <style:style style:name="co22" style:family="table-column">
      <style:table-column-properties fo:break-before="auto" style:column-width="11.8cm"/>
    </style:style>
    <style:style style:name="co23" style:family="table-column">
      <style:table-column-properties fo:break-before="auto" style:column-width="9.654cm"/>
    </style:style>
    <style:style style:name="co24" style:family="table-column">
      <style:table-column-properties fo:break-before="auto" style:column-width="3.177cm"/>
    </style:style>
    <style:style style:name="co25" style:family="table-column">
      <style:table-column-properties fo:break-before="auto" style:column-width="3.471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2.381cm"/>
    </style:style>
    <style:style style:name="co28" style:family="table-column">
      <style:table-column-properties fo:break-before="auto" style:column-width="4.992cm"/>
    </style:style>
    <style:style style:name="co29" style:family="table-column">
      <style:table-column-properties fo:break-before="auto" style:column-width="2.621cm"/>
    </style:style>
    <style:style style:name="co30" style:family="table-column">
      <style:table-column-properties fo:break-before="auto" style:column-width="3.403cm"/>
    </style:style>
    <style:style style:name="co31" style:family="table-column">
      <style:table-column-properties fo:break-before="auto" style:column-width="3.154cm"/>
    </style:style>
    <style:style style:name="co32" style:family="table-column">
      <style:table-column-properties fo:break-before="auto" style:column-width="10.994cm"/>
    </style:style>
    <style:style style:name="co33" style:family="table-column">
      <style:table-column-properties fo:break-before="auto" style:column-width="9.484cm"/>
    </style:style>
    <style:style style:name="co34" style:family="table-column">
      <style:table-column-properties fo:break-before="auto" style:column-width="11.587cm"/>
    </style:style>
    <style:style style:name="co35" style:family="table-column">
      <style:table-column-properties fo:break-before="auto" style:column-width="8.691cm"/>
    </style:style>
    <style:style style:name="co36" style:family="table-column">
      <style:table-column-properties fo:break-before="auto" style:column-width="9.753cm"/>
    </style:style>
    <style:style style:name="co37" style:family="table-column">
      <style:table-column-properties fo:break-before="auto" style:column-width="4.72cm"/>
    </style:style>
    <style:style style:name="co38" style:family="table-column">
      <style:table-column-properties fo:break-before="auto" style:column-width="3.339cm"/>
    </style:style>
    <style:style style:name="co39" style:family="table-column">
      <style:table-column-properties fo:break-before="auto" style:column-width="3.3cm"/>
    </style:style>
    <style:style style:name="co40" style:family="table-column">
      <style:table-column-properties fo:break-before="auto" style:column-width="5.309cm"/>
    </style:style>
    <style:style style:name="co41" style:family="table-column">
      <style:table-column-properties fo:break-before="auto" style:column-width="3.731cm"/>
    </style:style>
    <style:style style:name="co42" style:family="table-column">
      <style:table-column-properties fo:break-before="auto" style:column-width="5.5cm"/>
    </style:style>
    <style:style style:name="co43" style:family="table-column">
      <style:table-column-properties fo:break-before="auto" style:column-width="10.82cm"/>
    </style:style>
    <style:style style:name="co44" style:family="table-column">
      <style:table-column-properties fo:break-before="auto" style:column-width="10.71cm"/>
    </style:style>
    <style:style style:name="co45" style:family="table-column">
      <style:table-column-properties fo:break-before="auto" style:column-width="12.363cm"/>
    </style:style>
    <style:style style:name="co46" style:family="table-column">
      <style:table-column-properties fo:break-before="auto" style:column-width="9.599cm"/>
    </style:style>
    <style:style style:name="co47" style:family="table-column">
      <style:table-column-properties fo:break-before="auto" style:column-width="9.564cm"/>
    </style:style>
    <style:style style:name="co48" style:family="table-column">
      <style:table-column-properties fo:break-before="auto" style:column-width="5.831cm"/>
    </style:style>
    <style:style style:name="co49" style:family="table-column">
      <style:table-column-properties fo:break-before="auto" style:column-width="4.311cm"/>
    </style:style>
    <style:style style:name="co50" style:family="table-column">
      <style:table-column-properties fo:break-before="auto" style:column-width="4.561cm"/>
    </style:style>
    <style:style style:name="co51" style:family="table-column">
      <style:table-column-properties fo:break-before="auto" style:column-width="3.948cm"/>
    </style:style>
    <style:style style:name="co52" style:family="table-column">
      <style:table-column-properties fo:break-before="auto" style:column-width="4.928cm"/>
    </style:style>
    <style:style style:name="co53" style:family="table-column">
      <style:table-column-properties fo:break-before="auto" style:column-width="3.743cm"/>
    </style:style>
    <style:style style:name="co54" style:family="table-column">
      <style:table-column-properties fo:break-before="auto" style:column-width="5.092cm"/>
    </style:style>
    <style:style style:name="co55" style:family="table-column">
      <style:table-column-properties fo:break-before="auto" style:column-width="3.505cm"/>
    </style:style>
    <style:style style:name="co56" style:family="table-column">
      <style:table-column-properties fo:break-before="auto" style:column-width="13.64cm"/>
    </style:style>
    <style:style style:name="co57" style:family="table-column">
      <style:table-column-properties fo:break-before="auto" style:column-width="10.021cm"/>
    </style:style>
    <style:style style:name="co58" style:family="table-column">
      <style:table-column-properties fo:break-before="auto" style:column-width="10.211cm"/>
    </style:style>
    <style:style style:name="co59" style:family="table-column">
      <style:table-column-properties fo:break-before="auto" style:column-width="8.788cm"/>
    </style:style>
    <style:style style:name="co60" style:family="table-column">
      <style:table-column-properties fo:break-before="auto" style:column-width="6.757cm"/>
    </style:style>
    <style:style style:name="co61" style:family="table-column">
      <style:table-column-properties fo:break-before="auto" style:column-width="3.036cm"/>
    </style:style>
    <style:style style:name="co62" style:family="table-column">
      <style:table-column-properties fo:break-before="auto" style:column-width="2.609cm"/>
    </style:style>
    <style:style style:name="co63" style:family="table-column">
      <style:table-column-properties fo:break-before="auto" style:column-width="3.494cm"/>
    </style:style>
    <style:style style:name="co64" style:family="table-column">
      <style:table-column-properties fo:break-before="auto" style:column-width="2.949cm"/>
    </style:style>
    <style:style style:name="co65" style:family="table-column">
      <style:table-column-properties fo:break-before="auto" style:column-width="11.506cm"/>
    </style:style>
    <style:style style:name="co66" style:family="table-column">
      <style:table-column-properties fo:break-before="auto" style:column-width="10.098cm"/>
    </style:style>
    <style:style style:name="co67" style:family="table-column">
      <style:table-column-properties fo:break-before="auto" style:column-width="6.853cm"/>
    </style:style>
    <style:style style:name="co68" style:family="table-column">
      <style:table-column-properties fo:break-before="auto" style:column-width="8.532cm"/>
    </style:style>
    <style:style style:name="co69" style:family="table-column">
      <style:table-column-properties fo:break-before="auto" style:column-width="5.338cm"/>
    </style:style>
    <style:style style:name="co70" style:family="table-column">
      <style:table-column-properties fo:break-before="auto" style:column-width="2.586cm"/>
    </style:style>
    <style:style style:name="co71" style:family="table-column">
      <style:table-column-properties fo:break-before="auto" style:column-width="2.505cm"/>
    </style:style>
    <style:style style:name="co72" style:family="table-column">
      <style:table-column-properties fo:break-before="auto" style:column-width="3.212cm"/>
    </style:style>
    <style:style style:name="co73" style:family="table-column">
      <style:table-column-properties fo:break-before="auto" style:column-width="4.819cm"/>
    </style:style>
    <style:style style:name="co74" style:family="table-column">
      <style:table-column-properties fo:break-before="auto" style:column-width="11.247cm"/>
    </style:style>
    <style:style style:name="co75" style:family="table-column">
      <style:table-column-properties fo:break-before="auto" style:column-width="10.239cm"/>
    </style:style>
    <style:style style:name="co76" style:family="table-column">
      <style:table-column-properties fo:break-before="auto" style:column-width="7.987cm"/>
    </style:style>
    <style:style style:name="co77" style:family="table-column">
      <style:table-column-properties fo:break-before="auto" style:column-width="8.359cm"/>
    </style:style>
    <style:style style:name="co78" style:family="table-column">
      <style:table-column-properties fo:break-before="auto" style:column-width="12.109cm"/>
    </style:style>
    <style:style style:name="co79" style:family="table-column">
      <style:table-column-properties fo:break-before="auto" style:column-width="5.745cm"/>
    </style:style>
    <style:style style:name="co80" style:family="table-column">
      <style:table-column-properties fo:break-before="auto" style:column-width="3.722cm"/>
    </style:style>
    <style:style style:name="co81" style:family="table-column">
      <style:table-column-properties fo:break-before="auto" style:column-width="3.524cm"/>
    </style:style>
    <style:style style:name="co82" style:family="table-column">
      <style:table-column-properties fo:break-before="auto" style:column-width="3.253cm"/>
    </style:style>
    <style:style style:name="co83" style:family="table-column">
      <style:table-column-properties fo:break-before="auto" style:column-width="3.464cm"/>
    </style:style>
    <style:style style:name="co84" style:family="table-column">
      <style:table-column-properties fo:break-before="auto" style:column-width="10.772cm"/>
    </style:style>
    <style:style style:name="co85" style:family="table-column">
      <style:table-column-properties fo:break-before="auto" style:column-width="8.969cm"/>
    </style:style>
    <style:style style:name="co86" style:family="table-column">
      <style:table-column-properties fo:break-before="auto" style:column-width="8.555cm"/>
    </style:style>
    <style:style style:name="co87" style:family="table-column">
      <style:table-column-properties fo:break-before="auto" style:column-width="9.098cm"/>
    </style:style>
    <style:style style:name="co88" style:family="table-column">
      <style:table-column-properties fo:break-before="auto" style:column-width="9.675cm"/>
    </style:style>
    <style:style style:name="co89" style:family="table-column">
      <style:table-column-properties fo:break-before="auto" style:column-width="2.824cm"/>
    </style:style>
    <style:style style:name="co90" style:family="table-column">
      <style:table-column-properties fo:break-before="auto" style:column-width="4.424cm"/>
    </style:style>
    <style:style style:name="co91" style:family="table-column">
      <style:table-column-properties fo:break-before="auto" style:column-width="4.935cm"/>
    </style:style>
    <style:style style:name="co92" style:family="table-column">
      <style:table-column-properties fo:break-before="auto" style:column-width="4.951cm"/>
    </style:style>
    <style:style style:name="co93" style:family="table-column">
      <style:table-column-properties fo:break-before="auto" style:column-width="3.925cm"/>
    </style:style>
    <style:style style:name="co94" style:family="table-column">
      <style:table-column-properties fo:break-before="auto" style:column-width="3.766cm"/>
    </style:style>
    <style:style style:name="co95" style:family="table-column">
      <style:table-column-properties fo:break-before="auto" style:column-width="4.856cm"/>
    </style:style>
    <style:style style:name="co96" style:family="table-column">
      <style:table-column-properties fo:break-before="auto" style:column-width="10.439cm"/>
    </style:style>
    <style:style style:name="co97" style:family="table-column">
      <style:table-column-properties fo:break-before="auto" style:column-width="11.483cm"/>
    </style:style>
    <style:style style:name="co98" style:family="table-column">
      <style:table-column-properties fo:break-before="auto" style:column-width="14.825cm"/>
    </style:style>
    <style:style style:name="co99" style:family="table-column">
      <style:table-column-properties fo:break-before="auto" style:column-width="9.61cm"/>
    </style:style>
    <style:style style:name="co100" style:family="table-column">
      <style:table-column-properties fo:break-before="auto" style:column-width="6.059cm"/>
    </style:style>
    <style:style style:name="co101" style:family="table-column">
      <style:table-column-properties fo:break-before="auto" style:column-width="2.995cm"/>
    </style:style>
    <style:style style:name="co102" style:family="table-column">
      <style:table-column-properties fo:break-before="auto" style:column-width="3.321cm"/>
    </style:style>
    <style:style style:name="co103" style:family="table-column">
      <style:table-column-properties fo:break-before="auto" style:column-width="3.35cm"/>
    </style:style>
    <style:style style:name="co104" style:family="table-column">
      <style:table-column-properties fo:break-before="auto" style:column-width="2.669cm"/>
    </style:style>
    <style:style style:name="co105" style:family="table-column">
      <style:table-column-properties fo:break-before="auto" style:column-width="9.922cm"/>
    </style:style>
    <style:style style:name="co106" style:family="table-column">
      <style:table-column-properties fo:break-before="auto" style:column-width="12.323cm"/>
    </style:style>
    <style:style style:name="co107" style:family="table-column">
      <style:table-column-properties fo:break-before="auto" style:column-width="10.296cm"/>
    </style:style>
    <style:style style:name="co108" style:family="table-column">
      <style:table-column-properties fo:break-before="auto" style:column-width="10.783cm"/>
    </style:style>
    <style:style style:name="co109" style:family="table-column">
      <style:table-column-properties fo:break-before="auto" style:column-width="9.615cm"/>
    </style:style>
    <style:style style:name="co110" style:family="table-column">
      <style:table-column-properties fo:break-before="auto" style:column-width="3.267cm"/>
    </style:style>
    <style:style style:name="co111" style:family="table-column">
      <style:table-column-properties fo:break-before="auto" style:column-width="2.94cm"/>
    </style:style>
    <style:style style:name="co112" style:family="table-column">
      <style:table-column-properties fo:break-before="auto" style:column-width="2.395cm"/>
    </style:style>
    <style:style style:name="ro1" style:family="table-row">
      <style:table-row-properties style:row-height="0.977cm" fo:break-before="auto" style:use-optimal-row-height="true"/>
    </style:style>
    <style:style style:name="ro2" style:family="table-row">
      <style:table-row-properties style:row-height="4.0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3.799cm" fo:break-before="auto" style:use-optimal-row-height="false"/>
    </style:style>
    <style:style style:name="ro5" style:family="table-row">
      <style:table-row-properties style:row-height="3.9cm" fo:break-before="auto" style:use-optimal-row-height="false"/>
    </style:style>
    <style:style style:name="ro6" style:family="table-row">
      <style:table-row-properties style:row-height="1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37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ackground-color="#eeeeee" fo:border="0.74pt solid #000000"/>
      <style:text-properties fo:color="#000000" style:font-name="Times New Roman" fo:font-size="12pt" style:font-size-asian="12pt" style:font-size-complex="12pt"/>
    </style:style>
    <style:style style:name="ce36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ackground-color="#00a933" fo:wrap-option="wrap" fo:border="0.74pt solid #000000"/>
      <style:text-properties style:font-name="Times New Roman" fo:font-size="12pt" style:font-size-asian="12pt" style:font-size-complex="12pt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fo:background-color="#b2b2b2" fo:border="0.74pt solid #000000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1" style:family="table-cell" style:parent-style-name="Default">
      <style:table-cell-properties fo:background-color="#00a933" fo:border="0.74pt solid #000000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fo:border="0.74pt solid #000000"/>
      <style:text-properties style:font-name="Times New Roman" fo:font-size="12pt" fo:language="en" fo:country="IN" style:font-size-asian="12pt" style:font-size-complex="12pt"/>
    </style:style>
    <style:style style:name="ce5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00a933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ackground-color="#ff0000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ackground-color="#dddddd" fo:border="0.74pt solid #000000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 style:data-style-name="N37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ackground-color="#eeeeee" fo:border="0.74pt solid #000000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border="0.74pt solid #000000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ackground-color="#00a933" fo:wrap-option="wrap" fo:border="0.74pt solid #000000"/>
      <style:text-properties style:font-name="Times New Roman" fo:font-size="12pt" style:font-size-asian="12pt" style:font-size-complex="12pt"/>
    </style:style>
    <style:style style:name="ce59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ackground-color="#b2b2b2" fo:border="0.74pt solid #000000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00a933" fo:border="0.74pt solid #000000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="0.74pt solid #000000"/>
      <style:text-properties style:font-name="Times New Roman" fo:font-size="12pt" fo:language="en" fo:country="IN" style:font-size-asian="12pt" style:font-size-complex="12pt"/>
    </style:style>
    <style:style style:name="ce67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justify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00a933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ackground-color="#ff0000" fo:border="0.74pt solid #000000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ext-properties style:font-name="Times New Roman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7" style:family="table-cell" style:parent-style-name="Default">
      <style:table-cell-properties fo:background-color="#dddddd" fo:border="0.74pt solid #000000"/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/>
    </style:style>
    <style:style style:name="T8" style:family="text"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10" style:family="text"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6" style:family="text">
      <style:text-properties fo:font-size="12pt"/>
    </style:style>
  </office:automatic-styles>
  <office:body>
    <office:spreadsheet>
      <table:table table:name="TS_LOGIN" table:style-name="ta1" table:print="false">
        <office:forms form:automatic-focus="false" form:apply-design-mode="false"/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number-columns-repeated="2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4" table:number-columns-repeated="55" table:default-cell-style-name="ce40"/>
        <table:table-column table:style-name="co13" table:default-cell-style-name="ce59"/>
        <table:table-column table:style-name="co13" table:number-columns-repeated="16315" table:default-cell-style-name="ce46"/>
        <table:table-row table:style-name="ro1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54" office:value-type="string" calcext:value-type="string">
            <text:p>STATUS</text:p>
          </table:table-cell>
          <table:table-cell table:style-name="ce54" table:number-columns-repeated="54"/>
          <table:table-cell/>
          <table:table-cell table:style-name="ce59" table:number-columns-repeated="16315"/>
        </table:table-row>
        <table:table-row table:style-name="ro2">
          <table:table-cell table:style-name="ce39" office:value-type="string" calcext:value-type="string">
            <text:p>TC_LOGIN01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1" office:value-type="string" calcext:value-type="string">
            <text:p>Verify Login page loads successfully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Reload the login page</text:p>
          </table:table-cell>
          <table:table-cell table:style-name="ce42" office:value-type="string" calcext:value-type="string">
            <text:p>Login Page should load without any errors</text:p>
          </table:table-cell>
          <table:table-cell table:style-name="ce42" office:value-type="string" calcext:value-type="string">
            <text:p>Login Page is load without any errors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2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visiblity of all the elements in login Page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</table:table-cell>
          <table:table-cell table:style-name="ce42" office:value-type="string" calcext:value-type="string">
            <text:p>All elements should be visible on the login page</text:p>
          </table:table-cell>
          <table:table-cell table:style-name="ce42" office:value-type="string" calcext:value-type="string">
            <text:p>All elements is <text:s text:c="2"/>visible on the login page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3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e login functionality with valid username and valid password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Enter the valid username in username field.</text:p>
            <text:p>3.Enter the valid password in the password field.</text:p>
            <text:p>4.Click on login button</text:p>
            <text:p/>
          </table:table-cell>
          <table:table-cell table:style-name="ce42" office:value-type="string" calcext:value-type="string">
            <text:p>User should be logged in successfully</text:p>
          </table:table-cell>
          <table:table-cell table:style-name="ce42" office:value-type="string" calcext:value-type="string">
            <text:p>User is <text:s text:c="2"/>logged in successfully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4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e login functionality with valid username and invalid password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<text:span text:style-name="T11">1.Navigate to the URL of login Page.</text:span></text:p>
            <text:p><text:span text:style-name="T11">2.Enter the valid username in username field.</text:span></text:p>
            <text:p><text:span text:style-name="T11">3.Enter the invalid password in the password field.</text:span></text:p>
            <text:p><text:span text:style-name="T12">4.Click on login button</text:span></text:p>
            <text:p/>
          </table:table-cell>
          <table:table-cell table:style-name="ce42" office:value-type="string" calcext:value-type="string">
            <text:p>User should not be able to log in and error message should appear that indicates”Invalid Credentials!”</text:p>
          </table:table-cell>
          <table:table-cell table:style-name="ce42" office:value-type="string" calcext:value-type="string">
            <text:p>User is not <text:s text:c="2"/>able to log in and error message is appear that indicates”Invalid Credentials!”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5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e login functionality with invalid username and valid password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Enter the invalid username in username field.</text:p>
            <text:p>3.Enter the valid password in the password field.</text:p>
            <text:p><text:span text:style-name="T13">4.Click on login button</text:span></text:p>
            <text:p/>
          </table:table-cell>
          <table:table-cell table:style-name="ce42" office:value-type="string" calcext:value-type="string">
            <text:p>User should not be able to log in and error message should appear that indicates”Invalid Credentials!”</text:p>
          </table:table-cell>
          <table:table-cell table:style-name="ce42" office:value-type="string" calcext:value-type="string">
            <text:p>User is not <text:s text:c="2"/>able to log in and error message is appear that indicates”Invalid Credentials!”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6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e login functionality with invalid username and invalid password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Enter the invalid username in username field.</text:p>
            <text:p>3.Enter the invalid password in the password field.</text:p>
            <text:p><text:span text:style-name="T12">4.Click on login button</text:span></text:p>
          </table:table-cell>
          <table:table-cell table:style-name="ce42" office:value-type="string" calcext:value-type="string">
            <text:p>User should not be able to log in and error message should appear that indicates”Invalid Credentials!”</text:p>
          </table:table-cell>
          <table:table-cell table:style-name="ce42" office:value-type="string" calcext:value-type="string">
            <text:p>User is not <text:s/>able to log in and error message is appear that indicates”Invalid Credentials!”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7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at user should not be able to login with blank username and blank password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<text:span text:style-name="T12">2.Click on login button</text:span></text:p>
            <text:p/>
          </table:table-cell>
          <table:table-cell table:style-name="ce42" office:value-type="string" calcext:value-type="string">
            <text:p>User should not be able to log in and error message should appear that indicates”Required” on both username and password fields.</text:p>
          </table:table-cell>
          <table:table-cell table:style-name="ce42" office:value-type="string" calcext:value-type="string">
            <text:p>User is not able to log in and error message is appear that indicates”Required” on both username and password fields.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8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at user should not be able to login with blank username and valid password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Enter the valid password in the password field.</text:p>
            <text:p><text:span text:style-name="T12">3.Click on login button</text:span></text:p>
          </table:table-cell>
          <table:table-cell table:style-name="ce42" office:value-type="string" calcext:value-type="string">
            <text:p>User should not be able to log in and error message should appear that indicates”Required” on username field</text:p>
          </table:table-cell>
          <table:table-cell table:style-name="ce42" office:value-type="string" calcext:value-type="string">
            <text:p>User is not <text:s text:c="2"/>able to log in and error message is appear that indicates”Required” on username field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09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at user should not be able to login with blank password and valid username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Enter the valid username in the username field.</text:p>
            <text:p><text:span text:style-name="T12">3.Click on login button</text:span></text:p>
          </table:table-cell>
          <table:table-cell table:style-name="ce42" office:value-type="string" calcext:value-type="string">
            <text:p>User should not be able to log in and error message should appear that indicates”Required” on password field</text:p>
          </table:table-cell>
          <table:table-cell table:style-name="ce42" office:value-type="string" calcext:value-type="string">
            <text:p>User is not <text:s text:c="2"/>able to log in and error message is appear that indicates”Required” on password field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10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whether password is entered in encrypted format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2.Navigate to the URL of login Page.</text:p>
            <text:p>2.Enter the valid password in the password field.</text:p>
            <text:p>3.Click on login button</text:p>
          </table:table-cell>
          <table:table-cell table:style-name="ce42" office:value-type="string" calcext:value-type="string">
            <text:p>Password should be in bullets form</text:p>
          </table:table-cell>
          <table:table-cell table:style-name="ce42" office:value-type="string" calcext:value-type="string">
            <text:p>Password is <text:s text:c="2"/>in bullets form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11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e logo of OrangeHRM is visible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/>
          </table:table-cell>
          <table:table-cell table:style-name="ce42" office:value-type="string" calcext:value-type="string">
            <text:p>logo should be visible</text:p>
          </table:table-cell>
          <table:table-cell table:style-name="ce42" office:value-type="string" calcext:value-type="string">
            <text:p>logo is <text:s text:c="2"/>visible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12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the forgot password functionality 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Click on Forgot Password functionality.</text:p>
            <text:p/>
          </table:table-cell>
          <table:table-cell table:style-name="ce42" office:value-type="string" calcext:value-type="string">
            <text:p>user should navigate to the requestPasswordResetCode<text:span text:style-name="T4"> </text:span><text:span text:style-name="T5">web page</text:span></text:p>
          </table:table-cell>
          <table:table-cell table:style-name="ce42" office:value-type="string" calcext:value-type="string">
            <text:p>user is navigate to the requestPasswordResetCode web page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13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 table:style-name="ce39" office:value-type="string" calcext:value-type="string">
            <text:p>-</text:p>
          </table:table-cell>
          <table:table-cell table:style-name="ce42" office:value-type="string" calcext:value-type="string">
            <text:p>Verify whether the error message appears when user try to login with invalid credentials</text:p>
          </table:table-cell>
          <table:table-cell table:style-name="ce43" office:value-type="string" calcext:value-type="string">
            <text:p>User should have valid credentials</text:p>
          </table:table-cell>
          <table:table-cell table:style-name="ce41" office:value-type="string" calcext:value-type="string">
            <text:p>1.Navigate to the URL of login Page.</text:p>
            <text:p>2.Enter the invalid username in username field.</text:p>
            <text:p>3.Enter the invalid password in the password field.</text:p>
            <text:p><text:span text:style-name="T12">4.Click on login button</text:span></text:p>
          </table:table-cell>
          <table:table-cell table:style-name="ce42" office:value-type="string" calcext:value-type="string">
            <text:p>error message should be displayed “Invalid Credentials!”</text:p>
          </table:table-cell>
          <table:table-cell table:style-name="ce42" office:value-type="string" calcext:value-type="string">
            <text:p>error message is <text:s text:c="2"/>displayed “Invalid Credentials!”</text:p>
          </table:table-cell>
          <table:table-cell table:style-name="ce44" office:value-type="string" calcext:value-type="string">
            <text:p>20-04-2023</text:p>
          </table:table-cell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>
          <table:table-cell table:style-name="ce39" office:value-type="string" calcext:value-type="string">
            <text:p>TC_LOGIN14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OrangeHRM</text:p>
          </table:table-cell>
          <table:table-cell table:style-name="ce39" office:value-type="string" calcext:value-type="string">
            <text:p>Login Page</text:p>
          </table:table-cell>
          <table:table-cell/>
          <table:table-cell table:style-name="ce42" office:value-type="string" calcext:value-type="string">
            <text:p>Verify user able to logout after logged in successfully</text:p>
          </table:table-cell>
          <table:table-cell table:style-name="ce43" office:value-type="string" calcext:value-type="string">
            <text:p>User must be logged in</text:p>
          </table:table-cell>
          <table:table-cell table:style-name="ce41" office:value-type="string" calcext:value-type="string">
            <text:p>1.Navigate to the URL of login Page.</text:p>
            <text:p>2.Enter the valid username in username field.</text:p>
            <text:p>3.Enter the valid password in the password field.</text:p>
            <text:p>4.Click on login button</text:p>
            <text:p>5.Click on menu button in home page.</text:p>
            <text:p>6.Click on logout button</text:p>
            <text:p/>
          </table:table-cell>
          <table:table-cell table:style-name="ce42" table:number-columns-repeated="2"/>
          <table:table-cell table:style-name="ce44"/>
          <table:table-cell table:style-name="ce45" office:value-type="string" calcext:value-type="string">
            <text:p>Automated</text:p>
          </table:table-cell>
          <table:table-cell table:style-name="ce44" office:value-type="string" calcext:value-type="string">
            <text:p>20-04-2023</text:p>
          </table:table-cell>
          <table:table-cell table:style-name="ce55" office:value-type="string" calcext:value-type="string">
            <text:p>PASS</text:p>
          </table:table-cell>
          <table:table-cell table:number-columns-repeated="16370"/>
        </table:table-row>
        <table:table-row table:style-name="ro2" table:number-rows-repeated="13">
          <table:table-cell table:style-name="ce39" table:number-columns-repeated="4"/>
          <table:table-cell/>
          <table:table-cell table:style-name="ce42"/>
          <table:table-cell table:style-name="ce43"/>
          <table:table-cell table:style-name="ce42" table:number-columns-repeated="3"/>
          <table:table-cell table:style-name="ce44"/>
          <table:table-cell table:style-name="ce46"/>
          <table:table-cell table:style-name="ce44"/>
          <table:table-cell table:number-columns-repeated="16371"/>
        </table:table-row>
        <table:table-row table:style-name="ro2" table:number-rows-repeated="22">
          <table:table-cell table:number-columns-repeated="16384"/>
        </table:table-row>
        <table:table-row table:style-name="ro3" table:number-rows-repeated="104852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DASHBOARD" table:style-name="ta1">
        <table:table-column table:style-name="co14" table:default-cell-style-name="ce46"/>
        <table:table-column table:style-name="co15" table:default-cell-style-name="ce46"/>
        <table:table-column table:style-name="co16" table:default-cell-style-name="ce46"/>
        <table:table-column table:style-name="co17" table:default-cell-style-name="ce46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3" table:number-columns-repeated="16370" table:default-cell-style-name="ce46"/>
        <table:table-row table:style-name="ro1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27" office:value-type="string" calcext:value-type="string">
            <text:p>STATU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office:value-type="string" calcext:value-type="string">
            <text:p>Verify whether dashboard <text:s/>page loads successfully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office:value-type="string" calcext:value-type="string">
            <text:p>1.Click on Dashboard button.</text:p>
          </table:table-cell>
          <table:table-cell office:value-type="string" calcext:value-type="string">
            <text:p>Dashboard page should load successfully</text:p>
          </table:table-cell>
          <table:table-cell office:value-type="string" calcext:value-type="string">
            <text:p>Dashboard page is load successfully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 the visiblity of all the elements in Dashboard Page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office:value-type="string" calcext:value-type="string">
            <text:p>1.Click on Dashboard button.</text:p>
          </table:table-cell>
          <table:table-cell office:value-type="string" calcext:value-type="string">
            <text:p>All the elements should visible properly</text:p>
          </table:table-cell>
          <table:table-cell office:value-type="string" calcext:value-type="string">
            <text:p>All the elements is visible properly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Assign leave button in quick Launch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assign leave button in quick launch section.</text:p>
          </table:table-cell>
          <table:table-cell office:value-type="string" calcext:value-type="string">
            <text:p><text:span text:style-name="T12">User should navigate to the assign leave </text:span>page</text:p>
          </table:table-cell>
          <table:table-cell office:value-type="string" calcext:value-type="string">
            <text:p>User is navigated to the assign leave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leave list button in quick Launch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leave list button in quick Launch section.</text:p>
          </table:table-cell>
          <table:table-cell office:value-type="string" calcext:value-type="string">
            <text:p><text:span text:style-name="T12">User should navigate to the  leave list </text:span> page</text:p>
          </table:table-cell>
          <table:table-cell office:value-type="string" calcext:value-type="string">
            <text:p>User is navigated to the <text:s/>leave list <text:s/>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Timesheets button in quick Launch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Timesheets button in quick Launch section.</text:p>
          </table:table-cell>
          <table:table-cell office:value-type="string" calcext:value-type="string">
            <text:p><text:span text:style-name="T12">User should navigate to the Timesheets </text:span>page</text:p>
          </table:table-cell>
          <table:table-cell office:value-type="string" calcext:value-type="string">
            <text:p>User is navigated to the Timesheets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Apply leave button in quick Launch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Apply leave button in quick Launch section.</text:p>
          </table:table-cell>
          <table:table-cell office:value-type="string" calcext:value-type="string">
            <text:p><text:span text:style-name="T12">User should navigate to the Apply leave </text:span>page</text:p>
          </table:table-cell>
          <table:table-cell office:value-type="string" calcext:value-type="string">
            <text:p>User is navigated to the Apply leave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My leave button in quick Launch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My leave button in quick Launch section.</text:p>
          </table:table-cell>
          <table:table-cell office:value-type="string" calcext:value-type="string">
            <text:p><text:span text:style-name="T12">User should navigate to the  My leave</text:span> page</text:p>
          </table:table-cell>
          <table:table-cell office:value-type="string" calcext:value-type="string">
            <text:p>User is navigated to the <text:s/>My leave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My Timesheets button in quick Launch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Functionality of My Timesheets button in quick Launch section.</text:p>
          </table:table-cell>
          <table:table-cell office:value-type="string" calcext:value-type="string">
            <text:p><text:span text:style-name="T12">User should navigate to the My Timesheets</text:span> page</text:p>
          </table:table-cell>
          <table:table-cell office:value-type="string" calcext:value-type="string">
            <text:p>User is navigated to the My Timesheets page</text:p>
          </table:table-cell>
          <table:table-cell office:value-type="string" calcext:value-type="string">
            <text:p>24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whether user able to scroll the post using scroll bar in Buzz latest Post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Scroll the posts in buzz Latest Posts section sing scroll Bar.</text:p>
          </table:table-cell>
          <table:table-cell office:value-type="string" calcext:value-type="string">
            <text:p>User should able to scroll the posts using scroll Bar.</text:p>
          </table:table-cell>
          <table:table-cell office:value-type="string" calcext:value-type="string">
            <text:p>User is able to scroll the posts using scroll Bar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<text:s/>settings button in employees on leave today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settings button in employees on leave today section.</text:p>
          </table:table-cell>
          <table:table-cell office:value-type="string" calcext:value-type="string">
            <text:p>User should navigate to the Settings page.</text:p>
          </table:table-cell>
          <table:table-cell office:value-type="string" calcext:value-type="string">
            <text:p>User is navigated to the Settings page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<text:s/>clock button in Time At work section.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<text:s/>clock button in Time At work section.</text:p>
          </table:table-cell>
          <table:table-cell office:value-type="string" calcext:value-type="string">
            <text:p>User should navigate to the clock page.</text:p>
          </table:table-cell>
          <table:table-cell office:value-type="string" calcext:value-type="string">
            <text:p>User is navigated to the clock page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DASHBOARD_0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ashBoard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ing the functionality of collapse Button in Dashboard Page</text:p>
          </table:table-cell>
          <table:table-cell table:style-name="ce64" office:value-type="string" calcext:value-type="string">
            <text:p>User must be logged in to the application and should navigate on the Dashboard page URL</text:p>
          </table:table-cell>
          <table:table-cell table:style-name="ce64" office:value-type="string" calcext:value-type="string">
            <text:p>1.Click on Collapse button in Dashboard page.</text:p>
          </table:table-cell>
          <table:table-cell office:value-type="string" calcext:value-type="string">
            <text:p>Menu bar should be collapsed.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 table:number-rows-repeated="3">
          <table:table-cell table:number-columns-repeated="4"/>
          <table:table-cell table:style-name="ce63"/>
          <table:table-cell/>
          <table:table-cell table:style-name="ce64"/>
          <table:table-cell table:number-columns-repeated="16377"/>
        </table:table-row>
        <table:table-row table:style-name="ro4">
          <table:table-cell table:number-columns-repeated="4"/>
          <table:table-cell table:style-name="ce63"/>
          <table:table-cell table:number-columns-repeated="16379"/>
        </table:table-row>
        <table:table-row table:style-name="ro4" table:number-rows-repeated="25">
          <table:table-cell table:number-columns-repeated="16384"/>
        </table:table-row>
        <table:table-row table:style-name="ro3" table:number-rows-repeated="104853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HOME_personalDetails" table:style-name="ta1">
        <table:table-column table:style-name="co28" table:default-cell-style-name="ce46"/>
        <table:table-column table:style-name="co29" table:default-cell-style-name="ce46"/>
        <table:table-column table:style-name="co25" table:default-cell-style-name="ce46"/>
        <table:table-column table:style-name="co30" table:default-cell-style-name="ce46"/>
        <table:table-column table:style-name="co31" table:default-cell-style-name="ce46"/>
        <table:table-column table:style-name="co32" table:default-cell-style-name="ce46"/>
        <table:table-column table:style-name="co33" table:default-cell-style-name="ce46"/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38" table:default-cell-style-name="ce46"/>
        <table:table-column table:style-name="co39" table:default-cell-style-name="ce46"/>
        <table:table-column table:style-name="co13" table:number-columns-repeated="16371" table:default-cell-style-name="ce46"/>
        <table:table-row table:style-name="ro4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27" office:value-type="string" calcext:value-type="string">
            <text:p>STATU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1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whether personal details <text:s/>page loads successfully</text:p>
          </table:table-cell>
          <table:table-cell table:style-name="ce64" office:value-type="string" calcext:value-type="string">
            <text:p>User must be logged in to the application and should navigate on the Myinfo page URL</text:p>
          </table:table-cell>
          <table:table-cell office:value-type="string" calcext:value-type="string">
            <text:p/>
            <text:p>1.Click on personal details Button.</text:p>
          </table:table-cell>
          <table:table-cell office:value-type="string" calcext:value-type="string">
            <text:p>MyInfo page should load successfully</text:p>
          </table:table-cell>
          <table:table-cell office:value-type="string" calcext:value-type="string">
            <text:p>MyInfo page is load successfully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2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the visiblity of all the elements in Personal details Page</text:p>
          </table:table-cell>
          <table:table-cell table:style-name="ce64" office:value-type="string" calcext:value-type="string">
            <text:p>User must be logged in to the application and should navigate on the Myinfo page URL</text:p>
          </table:table-cell>
          <table:table-cell office:value-type="string" calcext:value-type="string">
            <text:p/>
            <text:p>1.Click on personal details Button.</text:p>
          </table:table-cell>
          <table:table-cell office:value-type="string" calcext:value-type="string">
            <text:p>All the elements should visible properly</text:p>
          </table:table-cell>
          <table:table-cell office:value-type="string" calcext:value-type="string">
            <text:p>All the elements is visible properly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3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whether user able to change his/her profile picture</text:p>
          </table:table-cell>
          <table:table-cell table:style-name="ce64" office:value-type="string" calcext:value-type="string">
            <text:p>User must be logged in to the application and should navigate on the Myinfo page URL</text:p>
          </table:table-cell>
          <table:table-cell office:value-type="string" calcext:value-type="string">
            <text:p/>
            <text:p>1.Click on personal details Button.</text:p>
            <text:p>2.Click on profile picture.</text:p>
            <text:p>3.Click on upload icon present on the page.</text:p>
            <text:p>4.Upload an photo.</text:p>
            <text:p>5.Click on save Button.</text:p>
          </table:table-cell>
          <table:table-cell table:style-name="ce64" office:value-type="string" calcext:value-type="string">
            <text:p>Profile Picture should be successfully uploaded and a toast message should appear that indicates “Successfully uploaded”.</text:p>
          </table:table-cell>
          <table:table-cell table:style-name="ce64" office:value-type="string" calcext:value-type="string">
            <text:p>Profile Picture is <text:s text:c="2"/>successfully uploaded and a toast message is appear that indicates “Successfully uploaded”.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4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whether user able to fill his personal details like name,License Id nationality,Gender,Miltary Service and save the data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1.Click on Personal details page.</text:p>
            <text:p>2.Fill all the details in the personal details section</text:p>
            <text:p>3.click on save button.</text:p>
          </table:table-cell>
          <table:table-cell table:style-name="ce64" office:value-type="string" calcext:value-type="string">
            <text:p>User data should be updated and a toast message should appear that indicates “Successfully updated”</text:p>
          </table:table-cell>
          <table:table-cell table:style-name="ce64" office:value-type="string" calcext:value-type="string">
            <text:p>User data is <text:s text:c="2"/>updated and a toast message is appear that indicates “Successfully updated”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5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is user able to add attachments in the personal details page.</text:p>
          </table:table-cell>
          <table:table-cell table:style-name="ce64" office:value-type="string" calcext:value-type="string">
            <text:p>User must be on the Myinfo page URL</text:p>
          </table:table-cell>
          <table:table-cell table:style-name="ce64" office:value-type="string" calcext:value-type="string">
            <text:p>1.Click on Personal details page.</text:p>
            <text:p>2.Go to the Add attachment section and click on Add button.</text:p>
            <text:p>3Click on browse Button and upload a file.</text:p>
            <text:p>4.Click on save button.</text:p>
          </table:table-cell>
          <table:table-cell table:style-name="ce64" office:value-type="string" calcext:value-type="string">
            <text:p>User attachment should be uploaded and a toast message should appear that indicates “Successfully uploaded”</text:p>
          </table:table-cell>
          <table:table-cell table:style-name="ce64" office:value-type="string" calcext:value-type="string">
            <text:p>User attachment is <text:s text:c="2"/>uploaded and a toast message is appear that indicates “Successfully uploaded”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6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whether user able to add comment in the add attachment section</text:p>
          </table:table-cell>
          <table:table-cell table:style-name="ce64" office:value-type="string" calcext:value-type="string">
            <text:p>User must be on the Myinfo page URL</text:p>
          </table:table-cell>
          <table:table-cell table:style-name="ce64" office:value-type="string" calcext:value-type="string">
            <text:p>1.Click on Personal details page.</text:p>
            <text:p>2.Go to the Add attachment section and click on Add button.</text:p>
            <text:p>3Click on browse Button and upload a file.</text:p>
            <text:p>4.Add a comment in comment section.</text:p>
            <text:p>5.Click on save button.</text:p>
          </table:table-cell>
          <table:table-cell table:style-name="ce64" office:value-type="string" calcext:value-type="string">
            <text:p>User attachment and comment <text:s/>should be uploaded and a toast message should appear that indicates “Successfully uploaded”</text:p>
          </table:table-cell>
          <table:table-cell table:style-name="ce64" office:value-type="string" calcext:value-type="string">
            <text:p>User attachment and comment <text:s/>is <text:s text:c="2"/>uploaded and a toast message is appear that indicates “Successfully uploaded”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7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whether user able to cancel the <text:s/>attachment add operation</text:p>
          </table:table-cell>
          <table:table-cell table:style-name="ce64" office:value-type="string" calcext:value-type="string">
            <text:p>User must be on the Myinfo page URL</text:p>
          </table:table-cell>
          <table:table-cell table:style-name="ce64" office:value-type="string" calcext:value-type="string">
            <text:p>1.Click on Personal details page.</text:p>
            <text:p>2.Go to the Add attachment section and click on Add button.</text:p>
            <text:p>3.Click on browse Button and upload a file.</text:p>
            <text:p>4.Click on cancel button.</text:p>
          </table:table-cell>
          <table:table-cell table:style-name="ce64" office:value-type="string" calcext:value-type="string">
            <text:p>Attachment add operation should be cancelled and user must see the previously saved attachment that he/she may wants to delete.</text:p>
          </table:table-cell>
          <table:table-cell table:style-name="ce64" office:value-type="string" calcext:value-type="string">
            <text:p>Attachment add operation is <text:s text:c="2"/>cancelled and user must see the previously saved attachment that he/she may wants to delete.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8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whether user able to resize the comment box</text:p>
          </table:table-cell>
          <table:table-cell table:style-name="ce64" office:value-type="string" calcext:value-type="string">
            <text:p>User must be on the Myinfo page URL</text:p>
          </table:table-cell>
          <table:table-cell table:style-name="ce64" office:value-type="string" calcext:value-type="string">
            <text:p>1.Click on Personal details page.</text:p>
            <text:p>2.Go to the Add attachment section </text:p>
            <text:p>3.Resize the comment box using mouse with corner.</text:p>
            <text:p/>
          </table:table-cell>
          <table:table-cell office:value-type="string" calcext:value-type="string">
            <text:p>User should be able to resize the comment box </text:p>
          </table:table-cell>
          <table:table-cell office:value-type="string" calcext:value-type="string">
            <text:p>User is <text:s text:c="2"/>able to resize the comment box 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09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user should not able to exceed the word limit while writing comment in comment box</text:p>
          </table:table-cell>
          <table:table-cell table:style-name="ce64" office:value-type="string" calcext:value-type="string">
            <text:p>User must be on the Myinfo page URL</text:p>
          </table:table-cell>
          <table:table-cell table:style-name="ce64" office:value-type="string" calcext:value-type="string">
            <text:p>1.Click on Personal details page.</text:p>
            <text:p>2.Go to the Add attachment section </text:p>
            <text:p>3.Add the comment more than 200 words.</text:p>
            <text:p/>
          </table:table-cell>
          <table:table-cell table:style-name="ce64" office:value-type="string" calcext:value-type="string">
            <text:p>Comment box should be red when user cross the 200 words limit </text:p>
          </table:table-cell>
          <table:table-cell table:style-name="ce64" office:value-type="string" calcext:value-type="string">
            <text:p>Comment box is <text:s text:c="2"/>red when user cross the 200 words limit 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0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 whether user able to Save the attachment with a comment with more than 200 words.</text:p>
          </table:table-cell>
          <table:table-cell table:style-name="ce64" office:value-type="string" calcext:value-type="string">
            <text:p>User must be on the Myinfo page URL</text:p>
          </table:table-cell>
          <table:table-cell table:style-name="ce64" office:value-type="string" calcext:value-type="string">
            <text:p>1.Click on Personal details page.</text:p>
            <text:p>2.Go to the Add attachment section.</text:p>
            <text:p><text:span text:style-name="T12">3.Click on browse Button and upload a file.</text:span></text:p>
            <text:p>4.Add the comment more than 200 words.</text:p>
            <text:p>5.Click on save Button</text:p>
            <text:p/>
          </table:table-cell>
          <table:table-cell table:style-name="ce64" office:value-type="string" calcext:value-type="string">
            <text:p>error message should appear indicating that “Should not exceed 200 character”.</text:p>
          </table:table-cell>
          <table:table-cell table:style-name="ce64" office:value-type="string" calcext:value-type="string">
            <text:p>error message is appear indicating that “is not exceed 200 character”.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1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Contact details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1.Click on Contact details button.</text:p>
          </table:table-cell>
          <table:table-cell office:value-type="string" calcext:value-type="string">
            <text:p>User should navigate to the Contact details page</text:p>
          </table:table-cell>
          <table:table-cell office:value-type="string" calcext:value-type="string">
            <text:p>User is navigated to the Contact detail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2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Emergency contacts details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Emergency contacts details</text:span> button.</text:p>
          </table:table-cell>
          <table:table-cell table:style-name="ce64" office:value-type="string" calcext:value-type="string">
            <text:p>User should navigate to the Emergency contacts details page</text:p>
          </table:table-cell>
          <table:table-cell table:style-name="ce64" office:value-type="string" calcext:value-type="string">
            <text:p>User is navigated to the Emergency contacts detail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3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Dependents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Dependents</text:span> button.</text:p>
          </table:table-cell>
          <table:table-cell office:value-type="string" calcext:value-type="string">
            <text:p>User should navigate to the Dependents page</text:p>
          </table:table-cell>
          <table:table-cell office:value-type="string" calcext:value-type="string">
            <text:p>User is navigated to the Dependent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4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Immigration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Immigration </text:span>button.</text:p>
          </table:table-cell>
          <table:table-cell office:value-type="string" calcext:value-type="string">
            <text:p><text:span text:style-name="T12">User should navigate to the Immigration</text:span> page</text:p>
          </table:table-cell>
          <table:table-cell office:value-type="string" calcext:value-type="string">
            <text:p>User is navigated to the Immigration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5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Job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Job </text:span>button.</text:p>
          </table:table-cell>
          <table:table-cell office:value-type="string" calcext:value-type="string">
            <text:p><text:span text:style-name="T12">User should navigate to the Job </text:span>page</text:p>
          </table:table-cell>
          <table:table-cell office:value-type="string" calcext:value-type="string">
            <text:p>User is navigated to the Job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6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Salary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Salary </text:span>button.</text:p>
          </table:table-cell>
          <table:table-cell office:value-type="string" calcext:value-type="string">
            <text:p><text:span text:style-name="T12">User should navigate to the Salary </text:span>page</text:p>
          </table:table-cell>
          <table:table-cell office:value-type="string" calcext:value-type="string">
            <text:p>User is navigated to the Salary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7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Tax Exemptions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Tax Exemptions  </text:span>button.</text:p>
          </table:table-cell>
          <table:table-cell office:value-type="string" calcext:value-type="string">
            <text:p><text:span text:style-name="T12">User should navigate to the Tax Exemptions</text:span> page</text:p>
          </table:table-cell>
          <table:table-cell office:value-type="string" calcext:value-type="string">
            <text:p>User is navigated to the Tax Exemption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8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Report-to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Report-to  </text:span>button.</text:p>
          </table:table-cell>
          <table:table-cell office:value-type="string" calcext:value-type="string">
            <text:p><text:span text:style-name="T12">User should navigate to the  Report-to</text:span> page</text:p>
          </table:table-cell>
          <table:table-cell office:value-type="string" calcext:value-type="string">
            <text:p>User is navigated to the <text:s/>Report-to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19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Qualifications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Qualifications </text:span> button.</text:p>
          </table:table-cell>
          <table:table-cell office:value-type="string" calcext:value-type="string">
            <text:p><text:span text:style-name="T12">User should navigate to the Qualifications </text:span> page</text:p>
          </table:table-cell>
          <table:table-cell office:value-type="string" calcext:value-type="string">
            <text:p>User is navigated to the Qualifications <text:s/>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>
          <table:table-cell table:style-name="ce60" office:value-type="string" calcext:value-type="string">
            <text:p>TC_HOME_MYINFO020</text:p>
          </table:table-cell>
          <table:table-cell office:value-type="string" calcext:value-type="string">
            <text:p>Adhoc</text:p>
          </table:table-cell>
          <table:table-cell table:style-name="ce66" office:value-type="string" calcext:value-type="string">
            <text:p>OrangeHRM</text:p>
          </table:table-cell>
          <table:table-cell office:value-type="string" calcext:value-type="string">
            <text:p>MyInfo</text:p>
          </table:table-cell>
          <table:table-cell office:value-type="string" calcext:value-type="string">
            <text:p>Personal details</text:p>
          </table:table-cell>
          <table:table-cell table:style-name="ce64" office:value-type="string" calcext:value-type="string">
            <text:p>Verifying the functionality of Memberships button.</text:p>
          </table:table-cell>
          <table:table-cell table:style-name="ce64" office:value-type="string" calcext:value-type="string">
            <text:p>User must be on the Myinfo page URL</text:p>
          </table:table-cell>
          <table:table-cell office:value-type="string" calcext:value-type="string">
            <text:p><text:span text:style-name="T12">1.Click on  Memberships </text:span> button.</text:p>
          </table:table-cell>
          <table:table-cell office:value-type="string" calcext:value-type="string">
            <text:p><text:span text:style-name="T12">User should navigate to the  Memberships </text:span>page</text:p>
          </table:table-cell>
          <table:table-cell office:value-type="string" calcext:value-type="string">
            <text:p>User is navigatedd to the <text:s/>Mem rships page</text:p>
          </table:table-cell>
          <table:table-cell office:value-type="string" calcext:value-type="string">
            <text:p>21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1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4" table:number-rows-repeated="11">
          <table:table-cell table:number-columns-repeated="16384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DIRECTORY" table:style-name="ta1">
        <table:table-column table:style-name="co40" table:default-cell-style-name="ce46"/>
        <table:table-column table:style-name="co13" table:default-cell-style-name="ce46"/>
        <table:table-column table:style-name="co41" table:number-columns-repeated="2" table:default-cell-style-name="ce46"/>
        <table:table-column table:style-name="co42" table:default-cell-style-name="ce46"/>
        <table:table-column table:style-name="co43" table:default-cell-style-name="ce46"/>
        <table:table-column table:style-name="co44" table:default-cell-style-name="ce46"/>
        <table:table-column table:style-name="co45" table:default-cell-style-name="ce46"/>
        <table:table-column table:style-name="co46" table:default-cell-style-name="ce46"/>
        <table:table-column table:style-name="co47" table:default-cell-style-name="ce46"/>
        <table:table-column table:style-name="co48" table:default-cell-style-name="ce46"/>
        <table:table-column table:style-name="co49" table:default-cell-style-name="ce46"/>
        <table:table-column table:style-name="co50" table:default-cell-style-name="ce46"/>
        <table:table-column table:style-name="co51" table:default-cell-style-name="ce46"/>
        <table:table-column table:style-name="co13" table:number-columns-repeated="16370" table:default-cell-style-name="ce46"/>
        <table:table-row table:style-name="ro3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27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office:value-type="string" calcext:value-type="string">
            <text:p>Verify whether Directory <text:s/>page loads successfully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Directory button.</text:p>
          </table:table-cell>
          <table:table-cell office:value-type="string" calcext:value-type="string">
            <text:p>Directory page should load successfully</text:p>
          </table:table-cell>
          <table:table-cell office:value-type="string" calcext:value-type="string">
            <text:p>Directory page is load successfully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 the visiblity of all the elements in Directory Page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Directory button.</text:p>
          </table:table-cell>
          <table:table-cell office:value-type="string" calcext:value-type="string">
            <text:p>All the elements should visible properly</text:p>
          </table:table-cell>
          <table:table-cell office:value-type="string" calcext:value-type="string">
            <text:p>All the elements is visible properly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 whether user able to <text:s/>Search the records based on employee Name,Job Title and Location.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Employee name.</text:p>
            <text:p>2.Select job Title</text:p>
            <text:p>3.Select Location</text:p>
            <text:p>4.Click on search Button.</text:p>
            <text:p/>
          </table:table-cell>
          <table:table-cell office:value-type="string" calcext:value-type="string">
            <text:p>User should see the selected records <text:s/></text:p>
          </table:table-cell>
          <table:table-cell office:value-type="string" calcext:value-type="string">
            <text:p>User is see the selected records <text:s/>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office:value-type="string" calcext:value-type="string">
            <text:p>Verifying the functionality reset Button. 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details in Directory Section</text:p>
            <text:p>2.Click on reset Button.</text:p>
            <text:p/>
          </table:table-cell>
          <table:table-cell table:style-name="ce64" office:value-type="string" calcext:value-type="string">
            <text:p>All fields should be cleared to default value.</text:p>
          </table:table-cell>
          <table:table-cell table:style-name="ce64" office:value-type="string" calcext:value-type="string">
            <text:p>All fields is <text:s text:c="2"/>cleared to default value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 whether user able to view details of employee in records Found Section.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user profile in records founds section.</text:p>
          </table:table-cell>
          <table:table-cell table:style-name="ce64" office:value-type="string" calcext:value-type="string">
            <text:p>User should able to see the details of employee</text:p>
          </table:table-cell>
          <table:table-cell table:style-name="ce64" office:value-type="string" calcext:value-type="string">
            <text:p>User is able to see the details of employee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office:value-type="string" calcext:value-type="string">
            <text:p>Verifying the functionality of arrow Button in records section.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user profile in records founds section.</text:p>
            <text:p>2.Click on arrow Button.</text:p>
          </table:table-cell>
          <table:table-cell table:style-name="ce64" office:value-type="string" calcext:value-type="string">
            <text:p>User details should be gone as soon as user hit the arrow button</text:p>
          </table:table-cell>
          <table:table-cell table:style-name="ce64" office:value-type="string" calcext:value-type="string">
            <text:p>User details is <text:s text:c="2"/>gone as soon as user hit the arrow button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5-04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 user should not able to reset if no data is entered in directory section.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Click on reset button.</text:p>
          </table:table-cell>
          <table:table-cell table:style-name="ce64" office:value-type="string" calcext:value-type="string">
            <text:p>User should not able to reset the fields as they are already on default value</text:p>
          </table:table-cell>
          <table:table-cell table:style-name="ce64" office:value-type="string" calcext:value-type="string">
            <text:p>User is not able to reset the fields as they are already on default value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 table:style-name="ce63" office:value-type="string" calcext:value-type="string">
            <text:p>-</text:p>
          </table:table-cell>
          <table:table-cell table:style-name="ce64" office:value-type="string" calcext:value-type="string">
            <text:p>Verify whether user should not able to search with invalid Employee name.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invalid username in empName field.</text:p>
          </table:table-cell>
          <table:table-cell table:style-name="ce64" office:value-type="string" calcext:value-type="string">
            <text:p>User should not able to enter invalid username in employee name field.</text:p>
          </table:table-cell>
          <table:table-cell table:style-name="ce64" office:value-type="string" calcext:value-type="string">
            <text:p>User is not able to enter invalid username in employee name field.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60" office:value-type="string" calcext:value-type="string">
            <text:p>TC_DIRECTORY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DIRECTORY</text:p>
          </table:table-cell>
          <table:table-cell/>
          <table:table-cell table:style-name="ce64" office:value-type="string" calcext:value-type="string">
            <text:p>Verify whether error message appears while entering invalid employee name</text:p>
          </table:table-cell>
          <table:table-cell table:style-name="ce64" office:value-type="string" calcext:value-type="string">
            <text:p>User must be logged in to the application and should navigate on the Directory page URL</text:p>
          </table:table-cell>
          <table:table-cell office:value-type="string" calcext:value-type="string">
            <text:p>1.Enter invalid username in empName field.</text:p>
          </table:table-cell>
          <table:table-cell table:style-name="ce64" office:value-type="string" calcext:value-type="string">
            <text:p>User should see a message that indicates “invalid name”</text:p>
          </table:table-cell>
          <table:table-cell table:style-name="ce64" office:value-type="string" calcext:value-type="string">
            <text:p>User is see a message that indicates “invalid name”</text:p>
          </table:table-cell>
          <table:table-cell office:value-type="string" calcext:value-type="string">
            <text:p>25-04-2023</text:p>
          </table:table-cell>
          <table:table-cell office:value-type="string" calcext:value-type="string">
            <text:p>Not Automated</text:p>
          </table:table-cell>
          <table:table-cell/>
          <table:table-cell office:value-type="string" calcext:value-type="string">
            <text:p>PASS</text:p>
          </table:table-cell>
          <table:table-cell table:number-columns-repeated="16370"/>
        </table:table-row>
        <table:table-row table:style-name="ro5" table:number-rows-repeated="13">
          <table:table-cell table:number-columns-repeated="16384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BUZZPOSTS" table:style-name="ta1">
        <table:table-column table:style-name="co52" table:default-cell-style-name="ce38"/>
        <table:table-column table:style-name="co53" table:default-cell-style-name="ce38"/>
        <table:table-column table:style-name="co54" table:default-cell-style-name="ce38"/>
        <table:table-column table:style-name="co55" table:default-cell-style-name="ce38"/>
        <table:table-column table:style-name="co14" table:default-cell-style-name="ce38"/>
        <table:table-column table:style-name="co56" table:default-cell-style-name="ce38"/>
        <table:table-column table:style-name="co57" table:default-cell-style-name="ce38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13" table:number-columns-repeated="16374" table:default-cell-style-name="ce38"/>
        <table:table-row table:style-name="ro6">
          <table:table-cell table:style-name="ce67" office:value-type="string" calcext:value-type="string">
            <text:p>S No.</text:p>
          </table:table-cell>
          <table:table-cell table:style-name="ce67" office:value-type="string" calcext:value-type="string">
            <text:p>Label</text:p>
          </table:table-cell>
          <table:table-cell table:style-name="ce67" office:value-type="string" calcext:value-type="string">
            <text:p>Application</text:p>
          </table:table-cell>
          <table:table-cell table:style-name="ce67" office:value-type="string" calcext:value-type="string">
            <text:p>Parent Module</text:p>
          </table:table-cell>
          <table:table-cell table:style-name="ce67" office:value-type="string" calcext:value-type="string">
            <text:p>Sub Module</text:p>
          </table:table-cell>
          <table:table-cell table:style-name="ce67" office:value-type="string" calcext:value-type="string">
            <text:p>Summary</text:p>
          </table:table-cell>
          <table:table-cell table:style-name="ce67" office:value-type="string" calcext:value-type="string">
            <text:p>Pre-requisites</text:p>
          </table:table-cell>
          <table:table-cell table:style-name="ce67" office:value-type="string" calcext:value-type="string">
            <text:p>Steps</text:p>
          </table:table-cell>
          <table:table-cell table:style-name="ce67" office:value-type="string" calcext:value-type="string">
            <text:p>Expected result</text:p>
          </table:table-cell>
          <table:table-cell table:style-name="ce67" office:value-type="string" calcext:value-type="string">
            <text:p>Actual result</text:p>
          </table:table-cell>
          <table:table-cell table:style-name="ce67" office:value-type="string" calcext:value-type="string">
            <text:p>Test Case Creation Date</text:p>
          </table:table-cell>
          <table:table-cell table:style-name="ce67" office:value-type="string" calcext:value-type="string">
            <text:p>Automation Status</text:p>
          </table:table-cell>
          <table:table-cell table:style-name="ce67" office:value-type="string" calcext:value-type="string">
            <text:p>Script Creation Date</text:p>
          </table:table-cell>
          <table:table-cell table:style-name="ce67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table:style-name="ce70" office:value-type="string" calcext:value-type="string">
            <text:p>Verify whether Buzz Posts <text:s/>page loads successfully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Buzz Posts.</text:p>
          </table:table-cell>
          <table:table-cell office:value-type="string" calcext:value-type="string">
            <text:p>Directory page should load successfully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table:style-name="ce70" office:value-type="string" calcext:value-type="string">
            <text:p>Verify the visiblity of all the elements in Buzz Posts Page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Buzz Posts button.</text:p>
          </table:table-cell>
          <table:table-cell office:value-type="string" calcext:value-type="string">
            <text:p>All the elements should visible properly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table:style-name="ce70" office:value-type="string" calcext:value-type="string">
            <text:p><text:span text:style-name="T12">Verify whether user able to post  with text  in Buzz Newsfeed section</text:span>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0" office:value-type="string" calcext:value-type="string">
            <text:p>1.Enter some text in text area of Buzz Newsfeed section.</text:p>
            <text:p>2.Click on Post button in Buzz NewsFeed Section.</text:p>
          </table:table-cell>
          <table:table-cell table:style-name="ce70" office:value-type="string" calcext:value-type="string">
            <text:p>User should successfully able to post and a Toast Message should appear indicating that successfully saved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<text:span text:style-name="T12">Verify whether user able to share a photo in Buzz Newsfeed section</text:span>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0" office:value-type="string" calcext:value-type="string">
            <text:p>1.Click on Share Photos button in Buzz Newsfeed Section.</text:p>
            <text:p>2.Click on  add photos and Upload an photo.</text:p>
            <text:p>3.Click on Share Button.</text:p>
          </table:table-cell>
          <table:table-cell table:style-name="ce70" office:value-type="string" calcext:value-type="string">
            <text:p>User should successfully able to share a photo and a Toast Message should appear indicating that successfully saved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share a video in Buzz Newsfeed section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0" office:value-type="string" calcext:value-type="string">
            <text:p>1.Click on Share Video button in Buzz Newsfeed Section.</text:p>
            <text:p>2.Paste the video URL inside the text area under Video URL section.</text:p>
            <text:p>3.Click on Share Button.</text:p>
          </table:table-cell>
          <table:table-cell table:style-name="ce70" office:value-type="string" calcext:value-type="string">
            <text:p>User should successfully able to share a video and a Toast Message should appear indicating that successfully saved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the functionality of Most recent Posts button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0" office:value-type="string" calcext:value-type="string">
            <text:p>1.Click on Most recent Posts Button in the Buzz Post page.</text:p>
          </table:table-cell>
          <table:table-cell office:value-type="string" calcext:value-type="string">
            <text:p>User should see most recent posts first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the functionality of Most liked posts button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0" office:value-type="string" calcext:value-type="string">
            <text:p>1.Click on Most Liked Posts Button in the Buzz Post page.</text:p>
          </table:table-cell>
          <table:table-cell office:value-type="string" calcext:value-type="string">
            <text:p>User should see most liked posts first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the functionality of Most commented Posts button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0" office:value-type="string" calcext:value-type="string">
            <text:p>1.Click on Most commented Posts Button in the Buzz Post page.</text:p>
          </table:table-cell>
          <table:table-cell office:value-type="string" calcext:value-type="string">
            <text:p>User should see most commented posts first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like a post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Like button of a Post in Buzz Posts Page.</text:p>
            <text:p/>
          </table:table-cell>
          <table:table-cell table:style-name="ce70" office:value-type="string" calcext:value-type="string">
            <text:p>User should successfully able to like the post and like count should increment.</text:p>
            <text:p/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unlike a liked post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Like button of a Post in Buzz Posts Page.</text:p>
            <text:p>2.Click on Like button again.</text:p>
          </table:table-cell>
          <table:table-cell table:style-name="ce70" office:value-type="string" calcext:value-type="string">
            <text:p>User should successfully able to unlike the post and like count should decrement.</text:p>
            <text:p/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comment in a posts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0" office:value-type="string" calcext:value-type="string">
            <text:p>1.Click on comment button present in the bottom of  the post.</text:p>
            <text:p>2.Write comment in comment section.</text:p>
            <text:p>3.Press Enter Button.</text:p>
            <text:p/>
          </table:table-cell>
          <table:table-cell table:style-name="ce70" office:value-type="string" calcext:value-type="string">
            <text:p>User should able to comment in posts and comment must be displayed below the post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like his/her comment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<text:span text:style-name="T14">1.Click on comment button present below the post.</text:span></text:p>
            <text:p><text:span text:style-name="T14">2.Write comment in comment section.</text:span></text:p>
            <text:p><text:span text:style-name="T14">3.Press Enter Button.</text:span></text:p>
            <text:p><text:span text:style-name="T14">4.Click on like Text present below the comment.</text:span></text:p>
          </table:table-cell>
          <table:table-cell table:style-name="ce70" office:value-type="string" calcext:value-type="string">
            <text:p>User should able to like the comments in post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edit his comment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<text:span text:style-name="T14">1.Click on comment button present below the post.</text:span></text:p>
            <text:p><text:span text:style-name="T14">2.Write comment in comment section.</text:span></text:p>
            <text:p><text:span text:style-name="T14">3.Press Enter Button.</text:span></text:p>
            <text:p><text:span text:style-name="T14">4.Click on Edit Text present below the comment.</text:span></text:p>
            <text:p><text:span text:style-name="T14">5.Press enter button.</text:span></text:p>
          </table:table-cell>
          <table:table-cell office:value-type="string" calcext:value-type="string">
            <text:p>User should able to edit his comment 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delete his comment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<text:span text:style-name="T14">1.Click on comment button present below the post.</text:span></text:p>
            <text:p><text:span text:style-name="T14">2.Write comment in comment section.</text:span></text:p>
            <text:p><text:span text:style-name="T14">3.Press Enter Button.</text:span></text:p>
            <text:p><text:span text:style-name="T14">4.Click on Delete Text present below the comment.</text:span></text:p>
            <text:p><text:span text:style-name="T14">5.Click on “Yes,Delete” button.</text:span></text:p>
          </table:table-cell>
          <table:table-cell office:value-type="string" calcext:value-type="string">
            <text:p>User should able to delete his comment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office:value-type="string" calcext:value-type="string">
            <text:p>Verify whether user able to see likes in posts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likes text in the Post section.</text:p>
          </table:table-cell>
          <table:table-cell office:value-type="string" calcext:value-type="string">
            <text:p>User should able to see likes in his posts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 table:style-name="ce69" office:value-type="string" calcext:value-type="string">
            <text:p>-</text:p>
          </table:table-cell>
          <table:table-cell table:style-name="ce70" office:value-type="string" calcext:value-type="string">
            <text:p>Verify whether user should <text:s/>able to delete his/her post 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office:value-type="string" calcext:value-type="string">
            <text:p>1.Click on Options icon of a  post</text:p>
            <text:p>2.Click on Delete post button</text:p>
            <text:p><text:span text:style-name="T12">3.Click on “Yes,Delete” button.</text:span></text:p>
          </table:table-cell>
          <table:table-cell office:value-type="string" calcext:value-type="string">
            <text:p>User should be able to delete his posts.</text:p>
          </table:table-cell>
          <table:table-cell table:number-columns-repeated="4"/>
          <table:table-cell table:style-name="ce73" office:value-type="string" calcext:value-type="string">
            <text:p>FAIL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BUZZPOST1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BUZZPOSTS</text:p>
          </table:table-cell>
          <table:table-cell/>
          <table:table-cell office:value-type="string" calcext:value-type="string">
            <text:p>Verify whether user able to share a posts.</text:p>
          </table:table-cell>
          <table:table-cell table:style-name="ce70" office:value-type="string" calcext:value-type="string">
            <text:p>User must be logged in to the application and should navigate on the Buzz Posts page URL</text:p>
          </table:table-cell>
          <table:table-cell table:style-name="ce71" office:value-type="string" calcext:value-type="string">
            <text:p>1.Click on share button present below the post.</text:p>
            <text:p>2.Enter some Text.</text:p>
            <text:p>3.Click on share button.</text:p>
          </table:table-cell>
          <table:table-cell office:value-type="string" calcext:value-type="string">
            <text:p>User should able to share the posts.</text:p>
          </table:table-cell>
          <table:table-cell table:number-columns-repeated="4"/>
          <table:table-cell table:style-name="ce72" office:value-type="string" calcext:value-type="string">
            <text:p>PASS</text:p>
          </table:table-cell>
          <table:table-cell table:number-columns-repeated="16370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PERFORMANCE_reviews" table:style-name="ta1">
        <table:table-column table:style-name="co61" table:default-cell-style-name="ce46"/>
        <table:table-column table:style-name="co13" table:default-cell-style-name="ce46"/>
        <table:table-column table:style-name="co62" table:default-cell-style-name="ce46"/>
        <table:table-column table:style-name="co63" table:default-cell-style-name="ce46"/>
        <table:table-column table:style-name="co64" table:default-cell-style-name="ce46"/>
        <table:table-column table:style-name="co65" table:default-cell-style-name="ce46"/>
        <table:table-column table:style-name="co66" table:default-cell-style-name="ce46"/>
        <table:table-column table:style-name="co67" table:default-cell-style-name="ce46"/>
        <table:table-column table:style-name="co68" table:default-cell-style-name="ce46"/>
        <table:table-column table:style-name="co13" table:number-columns-repeated="16375" table:default-cell-style-name="ce46"/>
        <table:table-row table:style-name="ro6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27" office:value-type="string" calcext:value-type="string">
            <text:p>STATUS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TC_Review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whether reviews <text:s/>page loads successfully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office:value-type="string" calcext:value-type="string">
            <text:p>1.Click on manage reviews button.</text:p>
          </table:table-cell>
          <table:table-cell office:value-type="string" calcext:value-type="string">
            <text:p>reviews page should load successfully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C_Review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style-name="ce64" office:value-type="string" calcext:value-type="string">
            <text:p>Verify the visiblity of all the elements in Dashboard Page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office:value-type="string" calcext:value-type="string">
            <text:p>1.Click on Dashboard button.</text:p>
          </table:table-cell>
          <table:table-cell office:value-type="string" calcext:value-type="string">
            <text:p>All the elements should visible properly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C_Review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user able to enter details in manage performance reviews page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style-name="ce64" office:value-type="string" calcext:value-type="string">
            <text:p>1.Click on manage reviews button.</text:p>
            <text:p>2.Enter all details in manage  performance reviews.</text:p>
            <text:p/>
          </table:table-cell>
          <table:table-cell office:value-type="string" calcext:value-type="string">
            <text:p>User should able to enter details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TC_Review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functionality of collapse button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search button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style-name="ce64" office:value-type="string" calcext:value-type="string">
            <text:p>1.Click on manage reviews button.</text:p>
            <text:p>2.Enter all details in manage  performance reviews.</text:p>
            <text:p>3.Click on search Button.</text:p>
            <text:p/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TC_Review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reset button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manage review button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employee review button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the functionality of my review button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whether user able to enter valuation details.</text:p>
          </table:table-cell>
          <table:table-cell table:style-name="ce64" office:value-type="string" calcext:value-type="string">
            <text:p/>
            <text:p/>
            <text:p>→ User must be logged in to the application and should navigate on the reviews page URL</text:p>
            <text:p/>
          </table:table-cell>
          <table:table-cell table:number-columns-repeated="16377"/>
        </table:table-row>
        <table:table-row table:style-name="ro4">
          <table:table-cell office:value-type="string" calcext:value-type="string">
            <text:p>TC_Review_0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office:value-type="string" calcext:value-type="string">
            <text:p>Verify whether 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TC_Review_0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1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2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3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3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TC_Review_03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Performance</text:p>
            <text:p>Page</text:p>
          </table:table-cell>
          <table:table-cell office:value-type="string" calcext:value-type="string">
            <text:p>Reviews</text:p>
          </table:table-cell>
          <table:table-cell table:number-columns-repeated="16379"/>
        </table:table-row>
        <table:table-row table:style-name="ro4" table:number-rows-repeated="2">
          <table:table-cell table:number-columns-repeated="16384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ADMIN_UserManagement" table:style-name="ta1">
        <table:table-column table:style-name="co69" table:default-cell-style-name="ce76"/>
        <table:table-column table:style-name="co70" table:default-cell-style-name="ce76"/>
        <table:table-column table:style-name="co71" table:default-cell-style-name="ce76"/>
        <table:table-column table:style-name="co72" table:default-cell-style-name="ce76"/>
        <table:table-column table:style-name="co73" table:default-cell-style-name="ce76"/>
        <table:table-column table:style-name="co74" table:default-cell-style-name="ce76"/>
        <table:table-column table:style-name="co75" table:default-cell-style-name="ce76"/>
        <table:table-column table:style-name="co76" table:default-cell-style-name="ce76"/>
        <table:table-column table:style-name="co77" table:default-cell-style-name="ce76"/>
        <table:table-column table:style-name="co78" table:default-cell-style-name="ce76"/>
        <table:table-column table:style-name="co79" table:default-cell-style-name="ce76"/>
        <table:table-column table:style-name="co13" table:number-columns-repeated="16373" table:default-cell-style-name="ce76"/>
        <table:table-row table:style-name="ro6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54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UserManagement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table:style-name="ce64" office:value-type="string" calcext:value-type="string">
            <text:p>Verify whether User management <text:s text:c="2"/>page loads successfully</text:p>
          </table:table-cell>
          <table:table-cell table:style-name="ce64" office:value-type="string" calcext:value-type="string">
            <text:p>User must be logged in to the application and should navigate on the Admin page URL</text:p>
          </table:table-cell>
          <table:table-cell table:style-name="ce46" office:value-type="string" calcext:value-type="string">
            <text:p/>
            <text:p>1.Click on User Management Button.</text:p>
          </table:table-cell>
          <table:table-cell table:style-name="ce46" office:value-type="string" calcext:value-type="string">
            <text:p>Admin page should load successfully</text:p>
          </table:table-cell>
          <table:table-cell table:style-name="ce46" office:value-type="string" calcext:value-type="string">
            <text:p>Admin page is loaded successfully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table:style-name="ce64" office:value-type="string" calcext:value-type="string">
            <text:p>Verify the visiblity of all the elements in User Management Page</text:p>
          </table:table-cell>
          <table:table-cell table:style-name="ce64" office:value-type="string" calcext:value-type="string">
            <text:p>User must be logged in to the application and should navigate on the Admin page URL</text:p>
          </table:table-cell>
          <table:table-cell table:style-name="ce46" office:value-type="string" calcext:value-type="string">
            <text:p/>
            <text:p><text:span text:style-name="T12">1.Click on User Management</text:span> Button.</text:p>
          </table:table-cell>
          <table:table-cell table:style-name="ce46" office:value-type="string" calcext:value-type="string">
            <text:p>All the elements should visible properly</text:p>
          </table:table-cell>
          <table:table-cell table:style-name="ce46" office:value-type="string" calcext:value-type="string">
            <text:p>All the elements are visible 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the functionality of Add user button</text:p>
          </table:table-cell>
          <table:table-cell office:value-type="string" calcext:value-type="string">
            <text:p>User must be on user management field.</text:p>
          </table:table-cell>
          <table:table-cell office:value-type="string" calcext:value-type="string">
            <text:p>1.Click on Add Button.</text:p>
          </table:table-cell>
          <table:table-cell office:value-type="string" calcext:value-type="string">
            <text:p>User should navigate to Add user section</text:p>
          </table:table-cell>
          <table:table-cell office:value-type="string" calcext:value-type="string">
            <text:p>User is navigated to Add user section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whether admin able to add other user.</text:p>
          </table:table-cell>
          <table:table-cell office:value-type="string" calcext:value-type="string">
            <text:p>User must be on add user field.</text:p>
          </table:table-cell>
          <table:table-cell office:value-type="string" calcext:value-type="string">
            <text:p>1.Enter User details in Add user section.</text:p>
            <text:p>2.Click on save Button.</text:p>
          </table:table-cell>
          <table:table-cell table:style-name="ce75" office:value-type="string" calcext:value-type="string">
            <text:p>User should see a toast Message that indicates”Saved Successfully”</text:p>
          </table:table-cell>
          <table:table-cell table:style-name="ce75" office:value-type="string" calcext:value-type="string">
            <text:p>User <text:s/>see a toast Message that indicates”Saved Successfully”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the functionality of cancel button in add user Section</text:p>
          </table:table-cell>
          <table:table-cell office:value-type="string" calcext:value-type="string">
            <text:p>User must be on add user field.</text:p>
          </table:table-cell>
          <table:table-cell office:value-type="string" calcext:value-type="string">
            <text:p>1.Enter User details in Add user section.</text:p>
            <text:p>2.Click on Cancel Button.</text:p>
          </table:table-cell>
          <table:table-cell office:value-type="string" calcext:value-type="string">
            <text:p>User should navigate to the System user section</text:p>
          </table:table-cell>
          <table:table-cell office:value-type="string" calcext:value-type="string">
            <text:p>User is navigated to the System user section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UserManagement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the functionality of edit user <text:s/>button</text:p>
          </table:table-cell>
          <table:table-cell office:value-type="string" calcext:value-type="string">
            <text:p>User must be on System user section.</text:p>
          </table:table-cell>
          <table:table-cell office:value-type="string" calcext:value-type="string">
            <text:p>1.Click on pencil icon on an record.</text:p>
          </table:table-cell>
          <table:table-cell office:value-type="string" calcext:value-type="string">
            <text:p>User should navigate to Edit record Section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C_UserManagement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whether admin able to edit other user.</text:p>
          </table:table-cell>
          <table:table-cell office:value-type="string" calcext:value-type="string">
            <text:p>User must be on edit user section</text:p>
          </table:table-cell>
          <table:table-cell office:value-type="string" calcext:value-type="string">
            <text:p>1.Edit the username.</text:p>
            <text:p>2.Click on Save Button.</text:p>
          </table:table-cell>
          <table:table-cell office:value-type="string" calcext:value-type="string">
            <text:p>User should able to edit the record</text:p>
          </table:table-cell>
          <table:table-cell table:number-columns-repeated="16375"/>
        </table:table-row>
        <table:table-row table:style-name="ro5">
          <table:table-cell office:value-type="string" calcext:value-type="string">
            <text:p>TC_UserManagement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User Management</text:p>
          </table:table-cell>
          <table:table-cell office:value-type="string" calcext:value-type="string">
            <text:p>Verify whether user able to search a record.</text:p>
          </table:table-cell>
          <table:table-cell table:number-columns-repeated="16378"/>
        </table:table-row>
        <table:table-row table:style-name="ro5" table:number-rows-repeated="14">
          <table:table-cell table:number-columns-repeated="16384"/>
        </table:table-row>
        <table:table-row table:style-name="ro5">
          <table:table-cell table:style-name="Default" table:number-columns-repeated="5"/>
          <table:table-cell table:number-columns-repeated="16379"/>
        </table:table-row>
        <table:table-row table:style-name="ro5" table:number-rows-repeated="2">
          <table:table-cell table:number-columns-repeated="16384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ADMIN_Job" table:style-name="ta1">
        <table:table-column table:style-name="co80" table:default-cell-style-name="ce46"/>
        <table:table-column table:style-name="co81" table:default-cell-style-name="ce46"/>
        <table:table-column table:style-name="co82" table:default-cell-style-name="ce46"/>
        <table:table-column table:style-name="co83" table:default-cell-style-name="ce46"/>
        <table:table-column table:style-name="co13" table:default-cell-style-name="ce46"/>
        <table:table-column table:style-name="co84" table:default-cell-style-name="ce46"/>
        <table:table-column table:style-name="co85" table:default-cell-style-name="ce46"/>
        <table:table-column table:style-name="co86" table:default-cell-style-name="ce46"/>
        <table:table-column table:style-name="co87" table:default-cell-style-name="ce46"/>
        <table:table-column table:style-name="co88" table:default-cell-style-name="ce46"/>
        <table:table-column table:style-name="co89" table:default-cell-style-name="ce46"/>
        <table:table-column table:style-name="co90" table:default-cell-style-name="ce46"/>
        <table:table-column table:style-name="co91" table:default-cell-style-name="ce46"/>
        <table:table-column table:style-name="co13" table:number-columns-repeated="16371" table:default-cell-style-name="ce46"/>
        <table:table-row table:style-name="ro1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54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Job <text:s/>page loads successfully</text:p>
          </table:table-cell>
          <table:table-cell table:style-name="ce64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2.Click on Job Titles</text:p>
          </table:table-cell>
          <table:table-cell office:value-type="string" calcext:value-type="string">
            <text:p>Job page should load successfully</text:p>
          </table:table-cell>
          <table:table-cell office:value-type="string" calcext:value-type="string">
            <text:p>Job page is loaded successfully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style-name="ce64" office:value-type="string" calcext:value-type="string">
            <text:p>Verify the visiblity of all the elements in job Page</text:p>
          </table:table-cell>
          <table:table-cell table:style-name="ce64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2.Click on Job Titles</text:p>
          </table:table-cell>
          <table:table-cell table:style-name="ce64" office:value-type="string" calcext:value-type="string">
            <text:p>All the elements should visible properly</text:p>
          </table:table-cell>
          <table:table-cell table:style-name="ce64" office:value-type="string" calcext:value-type="string">
            <text:p>All the elements is visible properly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add Job title button.</text:p>
          </table:table-cell>
          <table:table-cell table:style-name="ce64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Add button in Job titles section</text:p>
            <text:p/>
          </table:table-cell>
          <table:table-cell table:style-name="ce64" office:value-type="string" calcext:value-type="string">
            <text:p>Admin should navigate to add button URL</text:p>
          </table:table-cell>
          <table:table-cell table:style-name="ce64" office:value-type="string" calcext:value-type="string">
            <text:p>Admin is navigated to add button URL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is able to add a new job title</text:p>
          </table:table-cell>
          <table:table-cell table:style-name="ce64" office:value-type="string" calcext:value-type="string">
            <text:p>User must be logged in to the application and should navigate on the add Job Title page URL</text:p>
          </table:table-cell>
          <table:table-cell office:value-type="string" calcext:value-type="string">
            <text:p>1.Enter Job title.</text:p>
            <text:p>2.Enter Job description</text:p>
            <text:p>3.Upload Job specification</text:p>
            <text:p>4.Enter note</text:p>
            <text:p>5.Click on Save Button</text:p>
            <text:p/>
          </table:table-cell>
          <table:table-cell office:value-type="string" calcext:value-type="string">
            <text:p>Admin should able to add job titles</text:p>
          </table:table-cell>
          <table:table-cell office:value-type="string" calcext:value-type="string">
            <text:p>Admin is able to add job titles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select all Job titles</text:p>
          </table:table-cell>
          <table:table-cell table:style-name="ce64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checkbox ‘JobTitle’</text:p>
          </table:table-cell>
          <table:table-cell office:value-type="string" calcext:value-type="string">
            <text:p>All job titles should be selected</text:p>
          </table:table-cell>
          <table:table-cell office:value-type="string" calcext:value-type="string">
            <text:p>All job titles is <text:s text:c="2"/>selected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a record using checkbox</text:p>
          </table:table-cell>
          <table:table-cell table:style-name="ce64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any job title checkbox.</text:p>
            <text:p>2.Click on Delete selected button.</text:p>
            <text:p>3.Click on ‘Yes,Delete’ button.</text:p>
          </table:table-cell>
          <table:table-cell table:style-name="ce64" office:value-type="string" calcext:value-type="string">
            <text:p>Job title should be deleted successfully.</text:p>
          </table:table-cell>
          <table:table-cell table:style-name="ce64" office:value-type="string" calcext:value-type="string">
            <text:p>Job title is <text:s text:c="2"/>deleted successfully.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<text:s/>a record with trash icon</text:p>
          </table:table-cell>
          <table:table-cell table:style-name="ce64" office:value-type="string" calcext:value-type="string">
            <text:p>User must be logged in to the application and should navigate on the Job Title page URL</text:p>
          </table:table-cell>
          <table:table-cell office:value-type="string" calcext:value-type="string">
            <text:p>1.Click on trash icon of  any job title .</text:p>
            <text:p>2.Click on Delete selected button.</text:p>
            <text:p>3.Click on ‘Yes,Delete’ button.</text:p>
          </table:table-cell>
          <table:table-cell table:style-name="ce64" office:value-type="string" calcext:value-type="string">
            <text:p>Job title should be deleted successfully.</text:p>
          </table:table-cell>
          <table:table-cell table:style-name="ce64" office:value-type="string" calcext:value-type="string">
            <text:p>Job title is <text:s text:c="2"/>deleted successfully.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style-name="ce64" office:value-type="string" calcext:value-type="string">
            <text:p>Verify the functionality of cancel button when admin is adding a new job title</text:p>
          </table:table-cell>
          <table:table-cell table:style-name="ce64" office:value-type="string" calcext:value-type="string">
            <text:p>User must be logged in to the application and should navigate on the add Job Title page URL</text:p>
          </table:table-cell>
          <table:table-cell office:value-type="string" calcext:value-type="string">
            <text:p>1.Enter Job title.</text:p>
            <text:p>2.Enter Job description</text:p>
            <text:p>3.Upload Job specification</text:p>
            <text:p>4.Enter note</text:p>
            <text:p>5.Click on cancel Button</text:p>
            <text:p/>
          </table:table-cell>
          <table:table-cell table:style-name="ce64" office:value-type="string" calcext:value-type="string">
            <text:p>Admin should navigate back to the job title page</text:p>
          </table:table-cell>
          <table:table-cell table:style-name="ce64" office:value-type="string" calcext:value-type="string">
            <text:p>Admin is navigated back to the job title page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pencil icon</text:p>
          </table:table-cell>
          <table:table-cell table:style-name="ce64" office:value-type="string" calcext:value-type="string">
            <text:p>User must be logged in to the application and should navigate on the <text:s/>Job Title page URL</text:p>
          </table:table-cell>
          <table:table-cell office:value-type="string" calcext:value-type="string">
            <text:p>1.Click on pencil icon</text:p>
          </table:table-cell>
          <table:table-cell table:style-name="ce64" office:value-type="string" calcext:value-type="string">
            <text:p>Admin should navigate to edit job title Page.</text:p>
          </table:table-cell>
          <table:table-cell table:style-name="ce64" office:value-type="string" calcext:value-type="string">
            <text:p>Admin is navigated to edit job title Page.</text:p>
          </table:table-cell>
          <table:table-cell office:value-type="string" calcext:value-type="string">
            <text:p>0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pay grades page loads successfully</text:p>
          </table:table-cell>
          <table:table-cell table:style-name="ce64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2.Click on Pay grades button</text:p>
          </table:table-cell>
          <table:table-cell office:value-type="string" calcext:value-type="string">
            <text:p>Pay grade page should load successfully</text:p>
          </table:table-cell>
          <table:table-cell office:value-type="string" calcext:value-type="string">
            <text:p><text:span text:style-name="T12">Pay grade</text:span> page is loaded successfully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add pay grades button.</text:p>
          </table:table-cell>
          <table:table-cell table:style-name="ce64" office:value-type="string" calcext:value-type="string">
            <text:p>User must be logged in to the application and should navigate on the Pay grade page URL</text:p>
          </table:table-cell>
          <table:table-cell office:value-type="string" calcext:value-type="string">
            <text:p>1.Click on Job dropDown.</text:p>
            <text:p>2.Click on Pay grades button</text:p>
          </table:table-cell>
          <table:table-cell table:style-name="ce64" office:value-type="string" calcext:value-type="string">
            <text:p>Admin should navigate to add pay grades page</text:p>
          </table:table-cell>
          <table:table-cell table:style-name="ce64" office:value-type="string" calcext:value-type="string">
            <text:p>Admin is navigated to add pay grades page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select all pay grades</text:p>
          </table:table-cell>
          <table:table-cell table:style-name="ce64" office:value-type="string" calcext:value-type="string">
            <text:p>User must be logged in to the application and should navigate on the Pay grade page URL</text:p>
          </table:table-cell>
          <table:table-cell office:value-type="string" calcext:value-type="string">
            <text:p>1.Click on checkbox ‘Name’</text:p>
          </table:table-cell>
          <table:table-cell office:value-type="string" calcext:value-type="string">
            <text:p>All pay grades records should be selected</text:p>
          </table:table-cell>
          <table:table-cell office:value-type="string" calcext:value-type="string">
            <text:p>All pay grades is selected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a pay grade using checkbox</text:p>
          </table:table-cell>
          <table:table-cell table:style-name="ce64" office:value-type="string" calcext:value-type="string">
            <text:p>User must be logged in to the application and should navigate on thePay grade page URL</text:p>
          </table:table-cell>
          <table:table-cell office:value-type="string" calcext:value-type="string">
            <text:p>1.Click on any job title checkbox.</text:p>
            <text:p>2.Click on Delete selected button.</text:p>
            <text:p>3.Click on ‘Yes,Delete’ button.</text:p>
          </table:table-cell>
          <table:table-cell table:style-name="ce64" office:value-type="string" calcext:value-type="string">
            <text:p>Pay grades record should be deleted successfully.</text:p>
          </table:table-cell>
          <table:table-cell table:style-name="ce64" office:value-type="string" calcext:value-type="string">
            <text:p>Pay grade record is <text:s text:c="2"/>deleted successfully.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add a pay grade</text:p>
          </table:table-cell>
          <table:table-cell table:style-name="ce64" office:value-type="string" calcext:value-type="string">
            <text:p>User must be logged in to the application and should navigate on the add Pay grade page URL</text:p>
          </table:table-cell>
          <table:table-cell office:value-type="string" calcext:value-type="string">
            <text:p>1.Enter name in Name section</text:p>
            <text:p>2.Click on save Button.</text:p>
          </table:table-cell>
          <table:table-cell office:value-type="string" calcext:value-type="string">
            <text:p>Pay grade should be added</text:p>
          </table:table-cell>
          <table:table-cell office:value-type="string" calcext:value-type="string">
            <text:p>Pay grade is added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<text:s/>add currencies button</text:p>
          </table:table-cell>
          <table:table-cell table:style-name="ce64" office:value-type="string" calcext:value-type="string">
            <text:p>User must be logged in to the application and should navigate on the add Pay grade page URL</text:p>
          </table:table-cell>
          <table:table-cell office:value-type="string" calcext:value-type="string">
            <text:p>1.Click on Add button in currencies section</text:p>
          </table:table-cell>
          <table:table-cell office:value-type="string" calcext:value-type="string">
            <text:p>Add currency section should be visible</text:p>
          </table:table-cell>
          <table:table-cell office:value-type="string" calcext:value-type="string">
            <text:p>Add currency section is visible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add currency</text:p>
          </table:table-cell>
          <table:table-cell table:style-name="ce64" office:value-type="string" calcext:value-type="string">
            <text:p>User must be logged in to the application and should navigate on the add Currency <text:s/>section</text:p>
          </table:table-cell>
          <table:table-cell office:value-type="string" calcext:value-type="string">
            <text:p>1.Select Currency from Currency dropdown.</text:p>
            <text:p>2.Enter minimum salary.</text:p>
            <text:p>3.Enter maximum salary.</text:p>
          </table:table-cell>
          <table:table-cell office:value-type="string" calcext:value-type="string">
            <text:p>Currency should be added</text:p>
          </table:table-cell>
          <table:table-cell office:value-type="string" calcext:value-type="string">
            <text:p>currency is added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admin able to delete a pay grade record using checkbox</text:p>
          </table:table-cell>
          <table:table-cell table:style-name="ce64" office:value-type="string" calcext:value-type="string">
            <text:p>User must be logged in to the application and should navigate on thePay grade page URL</text:p>
          </table:table-cell>
          <table:table-cell office:value-type="string" calcext:value-type="string">
            <text:p>1.Click on any pay grade checkbox.</text:p>
            <text:p>2.Click on Delete selected button.</text:p>
            <text:p>3.Click on ‘Yes,Delete’ button.</text:p>
          </table:table-cell>
          <table:table-cell table:style-name="ce64" office:value-type="string" calcext:value-type="string">
            <text:p>Pay grade should be deleted successfully.</text:p>
          </table:table-cell>
          <table:table-cell table:style-name="ce64" office:value-type="string" calcext:value-type="string">
            <text:p>Pay grade is <text:s text:c="2"/>deleted successfully.</text:p>
          </table:table-cell>
          <table:table-cell office:value-type="string" calcext:value-type="string">
            <text:p>05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05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office:value-type="string" calcext:value-type="string">
            <text:p>TC_JOB_01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Employment status loads successfully</text:p>
          </table:table-cell>
          <table:table-cell table:style-name="ce64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<text:span text:style-name="T12">2.Click on Employment status</text:span></text:p>
          </table:table-cell>
          <table:table-cell office:value-type="string" calcext:value-type="string">
            <text:p><text:span text:style-name="T12">Employment status</text:span> page should load successfully</text:p>
          </table:table-cell>
          <table:table-cell office:value-type="string" calcext:value-type="string">
            <text:p><text:span text:style-name="T12">Employment status</text:span> page is loaded successfully.</text:p>
          </table:table-cell>
          <table:table-cell/>
          <table:table-cell office:value-type="string" calcext:value-type="string">
            <text:p>Automated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TC_JOB_01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style-name="ce64" office:value-type="string" calcext:value-type="string">
            <text:p><text:span text:style-name="T12">Verify the visiblity of all the elements in Employment status</text:span> Page</text:p>
          </table:table-cell>
          <table:table-cell table:style-name="ce64" office:value-type="string" calcext:value-type="string">
            <text:p>User must be logged in to the application and should navigate on the Admin page URL</text:p>
          </table:table-cell>
          <table:table-cell office:value-type="string" calcext:value-type="string">
            <text:p>1.Click on Job dropDown.</text:p>
            <text:p><text:span text:style-name="T12">2.Click on Employment status</text:span></text:p>
          </table:table-cell>
          <table:table-cell table:style-name="ce64" office:value-type="string" calcext:value-type="string">
            <text:p>All the elements should visible properly</text:p>
          </table:table-cell>
          <table:table-cell table:style-name="ce64" office:value-type="string" calcext:value-type="string">
            <text:p>All the elements is visible properly.</text:p>
          </table:table-cell>
          <table:table-cell/>
          <table:table-cell office:value-type="string" calcext:value-type="string">
            <text:p>Automated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TC_JOB_02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the functionality of <text:s/>add employment status button.</text:p>
          </table:table-cell>
          <table:table-cell table:style-name="ce64" office:value-type="string" calcext:value-type="string">
            <text:p><text:span text:style-name="T12">User must be logged in to the application and should navigate on the Employment status</text:span> page URL</text:p>
          </table:table-cell>
          <table:table-cell table:style-name="ce64" office:value-type="string" calcext:value-type="string">
            <text:p><text:span text:style-name="T12">1.Click on Add button in Employment status</text:span> section</text:p>
            <text:p/>
          </table:table-cell>
          <table:table-cell table:style-name="ce64" office:value-type="string" calcext:value-type="string">
            <text:p>Admin should navigate to add employee status button URL.</text:p>
          </table:table-cell>
          <table:table-cell table:style-name="ce64" office:value-type="string" calcext:value-type="string">
            <text:p>Admin is navigated to add Employment status URL.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JOB_02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is able to add a new employment Status</text:p>
          </table:table-cell>
          <table:table-cell table:style-name="ce64" office:value-type="string" calcext:value-type="string">
            <text:p><text:span text:style-name="T12">User must be logged in to the application and should navigate on the add Employment status</text:span> page URL</text:p>
          </table:table-cell>
          <table:table-cell office:value-type="string" calcext:value-type="string">
            <text:p>1.Enter employment Status</text:p>
            <text:p>2..Click on Save Button</text:p>
            <text:p/>
          </table:table-cell>
          <table:table-cell office:value-type="string" calcext:value-type="string">
            <text:p>Admin should able to add employment Status</text:p>
          </table:table-cell>
          <table:table-cell office:value-type="string" calcext:value-type="string">
            <text:p>Admin is able to add employee status. 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JOB_02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Verify whether admin able to select all employment status</text:p>
          </table:table-cell>
          <table:table-cell table:style-name="ce64" office:value-type="string" calcext:value-type="string">
            <text:p><text:span text:style-name="T12">User must be logged in to the application and should navigate on the Employment status</text:span> page URL</text:p>
          </table:table-cell>
          <table:table-cell office:value-type="string" calcext:value-type="string">
            <text:p><text:span text:style-name="T12">1.Click on checkbox ‘Employment status</text:span>’</text:p>
          </table:table-cell>
          <table:table-cell office:value-type="string" calcext:value-type="string">
            <text:p><text:span text:style-name="T12">All Employment status</text:span> records should be selected</text:p>
          </table:table-cell>
          <table:table-cell office:value-type="string" calcext:value-type="string">
            <text:p><text:span text:style-name="T12">All Employment status</text:span> is selected</text:p>
          </table:table-cell>
          <table:table-cell table:number-columns-repeated="16374"/>
        </table:table-row>
        <table:table-row table:style-name="ro5">
          <table:table-cell office:value-type="string" calcext:value-type="string">
            <text:p>TC_JOB_02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Job</text:p>
          </table:table-cell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3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ADMIN_Organization" table:style-name="ta1">
        <table:table-column table:style-name="co92" table:default-cell-style-name="ce46"/>
        <table:table-column table:style-name="co93" table:default-cell-style-name="ce46"/>
        <table:table-column table:style-name="co94" table:default-cell-style-name="ce46"/>
        <table:table-column table:style-name="co95" table:default-cell-style-name="ce46"/>
        <table:table-column table:style-name="co51" table:default-cell-style-name="ce46"/>
        <table:table-column table:style-name="co96" table:default-cell-style-name="ce46"/>
        <table:table-column table:style-name="co97" table:default-cell-style-name="ce46"/>
        <table:table-column table:style-name="co98" table:default-cell-style-name="ce46"/>
        <table:table-column table:style-name="co99" table:default-cell-style-name="ce46"/>
        <table:table-column table:style-name="co66" table:default-cell-style-name="ce46"/>
        <table:table-column table:style-name="co13" table:number-columns-repeated="16374" table:default-cell-style-name="ce46"/>
        <table:table-row table:style-name="ro6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54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<text:s/>whether general info page Loads Successfully</text:p>
          </table:table-cell>
          <table:table-cell table:style-name="ce64" office:value-type="string" calcext:value-type="string">
            <text:p>Admin must be logged in to the application and should navigate on the Admin page URL</text:p>
          </table:table-cell>
          <table:table-cell office:value-type="string" calcext:value-type="string">
            <text:p>1.Click on the Organization Dropdown.</text:p>
            <text:p>2.Click on the General information icon.</text:p>
          </table:table-cell>
          <table:table-cell office:value-type="string" calcext:value-type="string">
            <text:p>General information page should <text:s/>loads successfully.</text:p>
          </table:table-cell>
          <table:table-cell office:value-type="string" calcext:value-type="string">
            <text:p>General information page is loaded successfully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the admin able to edit the general information</text:p>
          </table:table-cell>
          <table:table-cell table:style-name="ce64" office:value-type="string" calcext:value-type="string">
            <text:p>Admin must be logged in to the application and should navigate on the General Information section</text:p>
          </table:table-cell>
          <table:table-cell office:value-type="string" calcext:value-type="string">
            <text:p>1.Click on the Edit toggle button.</text:p>
            <text:p>2.Edit the information in general information section.</text:p>
            <text:p>3.Click on the Save Button.</text:p>
          </table:table-cell>
          <table:table-cell office:value-type="string" calcext:value-type="string">
            <text:p>Admin should able to edit the general information</text:p>
          </table:table-cell>
          <table:table-cell office:value-type="string" calcext:value-type="string">
            <text:p>Admin is able to edit the general information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location page loads successfully</text:p>
          </table:table-cell>
          <table:table-cell table:style-name="ce64" office:value-type="string" calcext:value-type="string">
            <text:p>Admin must be logged in to the application and should navigate on the Admin page URL</text:p>
          </table:table-cell>
          <table:table-cell office:value-type="string" calcext:value-type="string">
            <text:p>1.Click on the Organization Dropdown.</text:p>
            <text:p>2.Click on the Locations icon.</text:p>
          </table:table-cell>
          <table:table-cell office:value-type="string" calcext:value-type="string">
            <text:p>General information page is loads successfully.</text:p>
          </table:table-cell>
          <table:table-cell office:value-type="string" calcext:value-type="string">
            <text:p>Location page is loaded successfully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the functionality of reset Button in Locations section</text:p>
          </table:table-cell>
          <table:table-cell table:style-name="ce64" office:value-type="string" calcext:value-type="string">
            <text:p>Admin must be logged in to the application and should navigate on the Locations section.</text:p>
          </table:table-cell>
          <table:table-cell office:value-type="string" calcext:value-type="string">
            <text:p>1.Enter details in the location section such as Name, City, Country.</text:p>
            <text:p>2.Click on reset Button.</text:p>
            <text:p/>
          </table:table-cell>
          <table:table-cell office:value-type="string" calcext:value-type="string">
            <text:p>All fields in Location section should reset to default value</text:p>
          </table:table-cell>
          <table:table-cell office:value-type="string" calcext:value-type="string">
            <text:p>All fields in Location section is reset to default valu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admin able to search locations</text:p>
          </table:table-cell>
          <table:table-cell table:style-name="ce64" office:value-type="string" calcext:value-type="string">
            <text:p>Admin must be logged in to the application and should navigate on the Locations section.</text:p>
          </table:table-cell>
          <table:table-cell office:value-type="string" calcext:value-type="string">
            <text:p>1.Enter details in the location section such as Name, City, Country.</text:p>
            <text:p>2.Click on search Button.</text:p>
            <text:p/>
          </table:table-cell>
          <table:table-cell office:value-type="string" calcext:value-type="string">
            <text:p>Admin should able to search the Locations successfully.</text:p>
          </table:table-cell>
          <table:table-cell office:value-type="string" calcext:value-type="string">
            <text:p>Admin is able to search the Locations successfully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admin able to edit the locations</text:p>
          </table:table-cell>
          <table:table-cell table:style-name="ce64" office:value-type="string" calcext:value-type="string">
            <text:p>Admin must be logged in to the application and should navigate on the Locations section.</text:p>
          </table:table-cell>
          <table:table-cell table:style-name="ce64" office:value-type="string" calcext:value-type="string">
            <text:p>1.Click on the pencil icon of a record.</text:p>
            <text:p>2.Edit the fields in the EditLocation sections such as Name,City,State,Zipcode etc.</text:p>
            <text:p>3.Click on save button.</text:p>
            <text:p/>
          </table:table-cell>
          <table:table-cell office:value-type="string" calcext:value-type="string">
            <text:p>Admin should able to edit the locations</text:p>
          </table:table-cell>
          <table:table-cell office:value-type="string" calcext:value-type="string">
            <text:p>Admin is able to edit the locations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table:style-name="ce64" office:value-type="string" calcext:value-type="string">
            <text:p>Verify the functionality of cancel button in edit location section.</text:p>
          </table:table-cell>
          <table:table-cell table:style-name="ce64" office:value-type="string" calcext:value-type="string">
            <text:p>Admin must be logged in to the application and should navigate on the <text:s/>Edit Location section.</text:p>
          </table:table-cell>
          <table:table-cell table:style-name="ce64" office:value-type="string" calcext:value-type="string">
            <text:p>1.Click on the pencil icon of a record.</text:p>
            <text:p>2.Edit the data in fields of EditLocation sections such as Name,City,State,Zipcode etc.</text:p>
            <text:p>3.Click on cancel button.</text:p>
            <text:p/>
          </table:table-cell>
          <table:table-cell office:value-type="string" calcext:value-type="string">
            <text:p>Admin should navigate back to the locations page</text:p>
          </table:table-cell>
          <table:table-cell office:value-type="string" calcext:value-type="string">
            <text:p>Admin is navigated back to the locations pag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table:style-name="ce64" office:value-type="string" calcext:value-type="string">
            <text:p><text:span text:style-name="T13">Verify the functionality of ‘questionmarkIcon’</text:span> present on Admin page.</text:p>
          </table:table-cell>
          <table:table-cell table:style-name="ce64" office:value-type="string" calcext:value-type="string">
            <text:p>Admin must be logged in to the application and should navigate on the Admin page URL</text:p>
          </table:table-cell>
          <table:table-cell office:value-type="string" calcext:value-type="string">
            <text:p>1.Click on the ‘questionmarkIcon’ present on corner of the web page.</text:p>
          </table:table-cell>
          <table:table-cell office:value-type="string" calcext:value-type="string">
            <text:p>Admin should navigate to the Starter page</text:p>
          </table:table-cell>
          <table:table-cell office:value-type="string" calcext:value-type="string">
            <text:p>Admin is navigated to the Starter pag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Verify whether admin able to add a Location</text:p>
          </table:table-cell>
          <table:table-cell table:style-name="ce64" office:value-type="string" calcext:value-type="string">
            <text:p>Admin must be logged in to the application and should navigate on the Locations section.</text:p>
          </table:table-cell>
          <table:table-cell office:value-type="string" calcext:value-type="string">
            <text:p>1.Click on the Add button.</text:p>
            <text:p><text:span text:style-name="T13">2..Enter data in  the fields of EditLocation sections such as Name,City,State,Zipcode etc.</text:span></text:p>
            <text:p><text:span text:style-name="T13">3.Click on Save button.</text:span></text:p>
          </table:table-cell>
          <table:table-cell office:value-type="string" calcext:value-type="string">
            <text:p>Admin should able to add a location.</text:p>
          </table:table-cell>
          <table:table-cell office:value-type="string" calcext:value-type="string">
            <text:p>Admin is able to add a location.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ORG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Organization</text:p>
          </table:table-cell>
          <table:table-cell table:style-name="ce64" office:value-type="string" calcext:value-type="string">
            <text:p>Verify the functionality of cancel button in add Location section.</text:p>
          </table:table-cell>
          <table:table-cell table:style-name="ce64" office:value-type="string" calcext:value-type="string">
            <text:p>Admin must be logged in to the application and should navigate on the Add Location section.</text:p>
          </table:table-cell>
          <table:table-cell office:value-type="string" calcext:value-type="string">
            <text:p><text:span text:style-name="T13">1.Click on the Add button.</text:span></text:p>
            <text:p><text:span text:style-name="T13">2..Enter data in  the fields of EditLocation sections such as Name,City,State,Zipcode etc.</text:span></text:p>
            <text:p><text:span text:style-name="T13">3.Click on Cancel button.</text:span></text:p>
          </table:table-cell>
          <table:table-cell office:value-type="string" calcext:value-type="string">
            <text:p>Admin should navigate back to the locations page</text:p>
          </table:table-cell>
          <table:table-cell office:value-type="string" calcext:value-type="string">
            <text:p>Admin is navigated back to the locations page</text:p>
          </table:table-cell>
          <table:table-cell office:value-type="string" calcext:value-type="string">
            <text:p>23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3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S_Recruitment" table:style-name="ta1">
        <office:forms form:automatic-focus="false" form:apply-design-mode="false"/>
        <table:table-column table:style-name="co100" table:default-cell-style-name="ce46"/>
        <table:table-column table:style-name="co101" table:default-cell-style-name="ce46"/>
        <table:table-column table:style-name="co102" table:default-cell-style-name="ce46"/>
        <table:table-column table:style-name="co103" table:default-cell-style-name="ce46"/>
        <table:table-column table:style-name="co104" table:default-cell-style-name="ce46"/>
        <table:table-column table:style-name="co105" table:default-cell-style-name="ce46"/>
        <table:table-column table:style-name="co106" table:default-cell-style-name="ce46"/>
        <table:table-column table:style-name="co107" table:default-cell-style-name="ce46"/>
        <table:table-column table:style-name="co108" table:default-cell-style-name="ce46"/>
        <table:table-column table:style-name="co109" table:default-cell-style-name="ce46"/>
        <table:table-column table:style-name="co110" table:default-cell-style-name="ce46"/>
        <table:table-column table:style-name="co111" table:default-cell-style-name="ce46"/>
        <table:table-column table:style-name="co112" table:default-cell-style-name="ce46"/>
        <table:table-column table:style-name="co13" table:number-columns-repeated="16371" table:default-cell-style-name="ce46"/>
        <table:table-row table:style-name="ro6">
          <table:table-cell table:style-name="ce27" office:value-type="string" calcext:value-type="string">
            <text:p>S No.</text:p>
          </table:table-cell>
          <table:table-cell table:style-name="ce27" office:value-type="string" calcext:value-type="string">
            <text:p>Label</text:p>
          </table:table-cell>
          <table:table-cell table:style-name="ce27" office:value-type="string" calcext:value-type="string">
            <text:p>Application</text:p>
          </table:table-cell>
          <table:table-cell table:style-name="ce27" office:value-type="string" calcext:value-type="string">
            <text:p>Parent Module</text:p>
          </table:table-cell>
          <table:table-cell table:style-name="ce27" office:value-type="string" calcext:value-type="string">
            <text:p>Sub Module</text:p>
          </table:table-cell>
          <table:table-cell table:style-name="ce27" office:value-type="string" calcext:value-type="string">
            <text:p>Summary</text:p>
          </table:table-cell>
          <table:table-cell table:style-name="ce27" office:value-type="string" calcext:value-type="string">
            <text:p>Pre-requisites</text:p>
          </table:table-cell>
          <table:table-cell table:style-name="ce27" office:value-type="string" calcext:value-type="string">
            <text:p>Steps</text:p>
          </table:table-cell>
          <table:table-cell table:style-name="ce27" office:value-type="string" calcext:value-type="string">
            <text:p>Expected result</text:p>
          </table:table-cell>
          <table:table-cell table:style-name="ce27" office:value-type="string" calcext:value-type="string">
            <text:p>Actual result</text:p>
          </table:table-cell>
          <table:table-cell table:style-name="ce27" office:value-type="string" calcext:value-type="string">
            <text:p>Test Case Creation Date</text:p>
          </table:table-cell>
          <table:table-cell table:style-name="ce27" office:value-type="string" calcext:value-type="string">
            <text:p>Automation Status</text:p>
          </table:table-cell>
          <table:table-cell table:style-name="ce27" office:value-type="string" calcext:value-type="string">
            <text:p>Script Creation Date</text:p>
          </table:table-cell>
          <table:table-cell table:style-name="ce54" office:value-type="string" calcext:value-type="string">
            <text:p>STATU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1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office:value-type="string" calcext:value-type="string">
            <text:p>Verify whether candidates page is loaded successfully</text:p>
          </table:table-cell>
          <table:table-cell office:value-type="string" calcext:value-type="string">
            <text:p>User must be logged in and should navigate to the recruitment page.</text:p>
          </table:table-cell>
          <table:table-cell office:value-type="string" calcext:value-type="string">
            <text:p>1.Click on Candidates button.</text:p>
          </table:table-cell>
          <table:table-cell office:value-type="string" calcext:value-type="string">
            <text:p>General information page should <text:s/>loads successfully.</text:p>
          </table:table-cell>
          <table:table-cell office:value-type="string" calcext:value-type="string">
            <text:p>General information page is <text:s/>loaded successfully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2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office:value-type="string" calcext:value-type="string">
            <text:p>Verify whether user able to <text:s/>add the candidates</text:p>
          </table:table-cell>
          <table:table-cell office:value-type="string" calcext:value-type="string">
            <text:p>User must be logged in and should navigate to the Candidates page.</text:p>
          </table:table-cell>
          <table:table-cell office:value-type="string" calcext:value-type="string">
            <text:p>1.Click on Add Button</text:p>
            <text:p>2.Enter details in Add candidate Section.</text:p>
            <text:p>3.Click on save button.</text:p>
          </table:table-cell>
          <table:table-cell office:value-type="string" calcext:value-type="string">
            <text:p>User should able to add candidates</text:p>
          </table:table-cell>
          <table:table-cell office:value-type="string" calcext:value-type="string">
            <text:p>User is able to add candidates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3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erify the functionality of cancel button in add candidates section</text:p>
          </table:table-cell>
          <table:table-cell office:value-type="string" calcext:value-type="string">
            <text:p>User must be logged in and should navigate to the add Candidates page.</text:p>
          </table:table-cell>
          <table:table-cell office:value-type="string" calcext:value-type="string">
            <text:p>1.Click on Add Button</text:p>
            <text:p>2.Enter details in Add candidate Section.</text:p>
            <text:p>3.Click on cancel button.</text:p>
          </table:table-cell>
          <table:table-cell office:value-type="string" calcext:value-type="string">
            <text:p>User should navigate back to the candidates page</text:p>
          </table:table-cell>
          <table:table-cell office:value-type="string" calcext:value-type="string">
            <text:p>User is navigated back to the candidates page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4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erify whether user able to edit data in Candidates profile Section</text:p>
          </table:table-cell>
          <table:table-cell table:style-name="ce64" office:value-type="string" calcext:value-type="string">
            <text:p><text:span text:style-name="T13">User must be logged in and should navigate to the Candidates profile Section</text:span>.</text:p>
          </table:table-cell>
          <table:table-cell office:value-type="string" calcext:value-type="string">
            <text:p>1.Click on edit toggle button.</text:p>
            <text:p>2.Edit the data in candidates profile section.</text:p>
            <text:p>3.Click on save Button.</text:p>
          </table:table-cell>
          <table:table-cell office:value-type="string" calcext:value-type="string">
            <text:p>User should able to edit the data in candidates profile section.</text:p>
          </table:table-cell>
          <table:table-cell office:value-type="string" calcext:value-type="string">
            <text:p>User is able to edit the data in candidates profile section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5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erify the functionality of reject button in application stage section.</text:p>
          </table:table-cell>
          <table:table-cell table:style-name="ce64" office:value-type="string" calcext:value-type="string">
            <text:p><text:span text:style-name="T13">User must be logged in and should navigate to the </text:span><text:span text:style-name="T15">Application Stage</text:span><text:span text:style-name="T13"> Section</text:span><text:span text:style-name="T16">.</text:span></text:p>
          </table:table-cell>
          <table:table-cell office:value-type="string" calcext:value-type="string">
            <text:p>1.Click on reject button.</text:p>
            <text:p>2.Click on save button.</text:p>
          </table:table-cell>
          <table:table-cell table:style-name="ce64" office:value-type="string" calcext:value-type="string">
            <text:p>User should able to reject the candidate and candidate status should be rejected</text:p>
          </table:table-cell>
          <table:table-cell table:style-name="ce64" office:value-type="string" calcext:value-type="string">
            <text:p>User is able to reject the candidate and candidate status should be rejected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6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erify the functionality of cancel button in reject candidate section.</text:p>
          </table:table-cell>
          <table:table-cell table:style-name="ce64" office:value-type="string" calcext:value-type="string">
            <text:p><text:span text:style-name="T13">User must be logged in and should navigate to the  reject candidate Section</text:span><text:span text:style-name="T16">.</text:span></text:p>
          </table:table-cell>
          <table:table-cell office:value-type="string" calcext:value-type="string">
            <text:p>1.Click on reject Button.</text:p>
            <text:p>2.Click on cancel button.</text:p>
          </table:table-cell>
          <table:table-cell office:value-type="string" calcext:value-type="string">
            <text:p>User should navigate back to the application stage section.</text:p>
          </table:table-cell>
          <table:table-cell office:value-type="string" calcext:value-type="string">
            <text:p>User is navigated back to the application stage section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7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alidate whether user able to edit the data in candidate <text:s/>history section.</text:p>
          </table:table-cell>
          <table:table-cell table:style-name="ce64" office:value-type="string" calcext:value-type="string">
            <text:p>User must be logged in and should navigate to the candidate <text:s/>history section.</text:p>
          </table:table-cell>
          <table:table-cell office:value-type="string" calcext:value-type="string">
            <text:p>1.Click on pencil icon.</text:p>
            <text:p>2.Edit the data.</text:p>
            <text:p>3.Click on save Button.</text:p>
          </table:table-cell>
          <table:table-cell office:value-type="string" calcext:value-type="string">
            <text:p>User should able to edit the data in candidate <text:s/>history section.</text:p>
          </table:table-cell>
          <table:table-cell office:value-type="string" calcext:value-type="string">
            <text:p>User is able to edit the data in candidate <text:s/>history section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8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alidate the functionality of shortlist button in application stage section.</text:p>
          </table:table-cell>
          <table:table-cell table:style-name="ce64" office:value-type="string" calcext:value-type="string">
            <text:p>User must be logged in and should navigate to the application stage section.</text:p>
          </table:table-cell>
          <table:table-cell office:value-type="string" calcext:value-type="string">
            <text:p>1.Click on shortlist button.</text:p>
            <text:p>2.Click on save Button.</text:p>
          </table:table-cell>
          <table:table-cell table:style-name="ce64" office:value-type="string" calcext:value-type="string">
            <text:p>User should able to shortlist the candidate and schedule interview button should be present in application stage section</text:p>
          </table:table-cell>
          <table:table-cell table:style-name="ce64" office:value-type="string" calcext:value-type="string">
            <text:p>User is able to shortlist the candidate and schedule interview button is present in application stage section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09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alidate the functionality of schedule interview button in application stage section.</text:p>
          </table:table-cell>
          <table:table-cell table:style-name="ce64" office:value-type="string" calcext:value-type="string">
            <text:p>User must be logged in and should navigate to the application stage section.</text:p>
          </table:table-cell>
          <table:table-cell office:value-type="string" calcext:value-type="string">
            <text:p><text:span text:style-name="T13">1.Click on schedule interview</text:span> button.</text:p>
            <text:p>2.Click on save Button.</text:p>
          </table:table-cell>
          <table:table-cell office:value-type="string" calcext:value-type="string">
            <text:p>User should able to schedule the interview of candidate</text:p>
          </table:table-cell>
          <table:table-cell office:value-type="string" calcext:value-type="string">
            <text:p>User is able to schedule the interview of candidate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5">
          <table:table-cell table:style-name="ce77" office:value-type="string" calcext:value-type="string">
            <text:p>TC_RECRUITMENT_010</text:p>
          </table:table-cell>
          <table:table-cell office:value-type="string" calcext:value-type="string">
            <text:p>ADHOC</text:p>
          </table:table-cell>
          <table:table-cell office:value-type="string" calcext:value-type="string">
            <text:p>OrangeHRM</text:p>
          </table:table-cell>
          <table:table-cell office:value-type="string" calcext:value-type="string">
            <text:p>Recruitment</text:p>
          </table:table-cell>
          <table:table-cell office:value-type="string" calcext:value-type="string">
            <text:p>Candidates</text:p>
          </table:table-cell>
          <table:table-cell table:style-name="ce64" office:value-type="string" calcext:value-type="string">
            <text:p>Validate the functionality of reset button in candidates section.</text:p>
          </table:table-cell>
          <table:table-cell table:style-name="ce64" office:value-type="string" calcext:value-type="string">
            <text:p>User must be logged in and should navigate to the Candidates page.</text:p>
          </table:table-cell>
          <table:table-cell office:value-type="string" calcext:value-type="string">
            <text:p>1.Enter details in candidates fields.</text:p>
            <text:p>2.Click on reset button.</text:p>
          </table:table-cell>
          <table:table-cell table:style-name="ce64" office:value-type="string" calcext:value-type="string">
            <text:p>All fields in candidates section should reset to default value.</text:p>
          </table:table-cell>
          <table:table-cell table:style-name="ce64" office:value-type="string" calcext:value-type="string">
            <text:p>All fields in candidates section is reset to default value.</text:p>
          </table:table-cell>
          <table:table-cell office:value-type="string" calcext:value-type="string">
            <text:p>24-05-2023</text:p>
          </table:table-cell>
          <table:table-cell office:value-type="string" calcext:value-type="string">
            <text:p>Automated</text:p>
          </table:table-cell>
          <table:table-cell office:value-type="string" calcext:value-type="string">
            <text:p>24-05-2023</text:p>
          </table:table-cell>
          <table:table-cell table:style-name="ce65" office:value-type="string" calcext:value-type="string">
            <text:p>PASS</text:p>
          </table:table-cell>
          <table:table-cell table:number-columns-repeated="16370"/>
        </table:table-row>
        <table:table-row table:style-name="ro3">
          <table:table-cell office:value-type="string" calcext:value-type="string">
            <text:p>S No.</text:p>
          </table:table-cell>
          <table:table-cell table:number-columns-repeated="1638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Arial" fo:font-size="10pt" fo:language="en" fo:country="US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14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tinder Singh</meta:initial-creator>
    <meta:creation-date>2022-12-27T18:28:52.52</meta:creation-date>
    <dc:date>2023-07-24T18:47:16.004000000</dc:date>
    <meta:editing-duration>P2DT16H32M11S</meta:editing-duration>
    <meta:editing-cycles>152</meta:editing-cycles>
    <meta:generator>LibreOffice/7.4.1.2$Windows_X86_64 LibreOffice_project/3c58a8f3a960df8bc8fd77b461821e42c061c5f0</meta:generator>
    <meta:document-statistic meta:table-count="10" meta:cell-count="1901" meta:object-count="0"/>
  </office:meta>
</office:document-meta>
</file>